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O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6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27">
            <text:p>Período: Mai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891.62" table:style-name="ce14">
            <text:p>1.892<text:s/></text:p>
          </table:table-cell>
          <table:table-cell office:value-type="float" office:value="1451341.01" table:style-name="ce14">
            <text:p>1.451.341<text:s/></text:p>
          </table:table-cell>
          <table:table-cell office:value-type="float" office:value="46513583.100000001" table:style-name="ce14">
            <text:p>46.513.583<text:s/></text:p>
          </table:table-cell>
          <table:table-cell office:value-type="float" office:value="5837.88" table:style-name="ce14">
            <text:p>5.838<text:s/></text:p>
          </table:table-cell>
          <table:table-cell office:value-type="float" office:value="63597663.049999997" table:style-name="ce14">
            <text:p>63.597.663<text:s/></text:p>
          </table:table-cell>
          <table:table-cell office:value-type="float" office:value="48252115.75" table:style-name="ce14">
            <text:p>48.252.116<text:s/></text:p>
          </table:table-cell>
          <table:table-cell office:value-type="float" office:value="3311653.79" table:style-name="ce14">
            <text:p>3.311.654<text:s/></text:p>
          </table:table-cell>
          <table:table-cell office:value-type="float" office:value="113178461.29000001" table:style-name="ce14">
            <text:p>113.178.461<text:s/></text:p>
          </table:table-cell>
          <table:table-cell office:value-type="float" office:value="46971809.75" table:style-name="ce14">
            <text:p>46.971.810<text:s/></text:p>
          </table:table-cell>
          <table:table-cell office:value-type="float" office:value="1329692.33" table:style-name="ce14">
            <text:p>1.329.692<text:s/></text:p>
          </table:table-cell>
          <table:table-cell office:value-type="float" office:value="64339371" table:style-name="ce14">
            <text:p>64.339.371<text:s/></text:p>
          </table:table-cell>
          <table:table-cell office:value-type="float" office:value="338657.87" table:style-name="ce14">
            <text:p>338.658<text:s/></text:p>
          </table:table-cell>
          <table:table-cell office:value-type="float" office:value="1302023.1499999999" table:style-name="ce14">
            <text:p>1.302.023<text:s/></text:p>
          </table:table-cell>
          <table:table-cell office:value-type="float" office:value="2917087.26" table:style-name="ce14">
            <text:p>2.917.087<text:s/></text:p>
          </table:table-cell>
          <table:table-cell office:value-type="float" office:value="2761950.29" table:style-name="ce14">
            <text:p>2.761.950<text:s/></text:p>
          </table:table-cell>
          <table:table-cell office:value-type="float" office:value="61036485.439999998" table:style-name="ce14">
            <text:p>61.036.485<text:s/></text:p>
          </table:table-cell>
          <table:table-cell office:value-type="float" office:value="8176.3" table:style-name="ce14">
            <text:p>8.176<text:s/></text:p>
          </table:table-cell>
          <table:table-cell office:value-type="float" office:value="222119433.22" table:style-name="ce14">
            <text:p>222.119.433<text:s/></text:p>
          </table:table-cell>
          <table:table-cell office:value-type="float" office:value="221701005.00999999" table:style-name="ce14">
            <text:p>221.701.005<text:s/></text:p>
          </table:table-cell>
          <table:table-cell office:value-type="float" office:value="441845.35" table:style-name="ce14">
            <text:p>441.845<text:s/></text:p>
          </table:table-cell>
          <table:table-cell office:value-type="float" office:value="2534.7800000000002" table:style-name="ce14">
            <text:p>2.535<text:s/></text:p>
          </table:table-cell>
          <table:table-cell office:value-type="float" office:value="34058.120000000003" table:style-name="ce14">
            <text:p>34.058<text:s/></text:p>
          </table:table-cell>
          <table:table-cell office:value-type="float" office:value="90249123.870000005" table:style-name="ce14">
            <text:p>90.249.124<text:s/></text:p>
          </table:table-cell>
          <table:table-cell office:value-type="float" office:value="345231695.42000002" table:style-name="ce14">
            <text:p>345.231.695<text:s/></text:p>
          </table:table-cell>
          <table:table-cell office:value-type="float" office:value="140.72" table:style-name="ce14">
            <text:p>141<text:s/></text:p>
          </table:table-cell>
          <table:table-cell office:value-type="float" office:value="1316613851.3199999" table:style-name="ce14">
            <text:p>1.316.613.851<text:s/></text:p>
          </table:table-cell>
          <table:table-cell office:value-type="float" office:value="15.37" table:style-name="ce14">
            <text:p>15<text:s/></text:p>
          </table:table-cell>
          <table:table-cell office:value-type="float" office:value="2653711504.0599999" table:style-name="ce15">
            <text:p>2.653.711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2" table:style-name="ce14">
            <text:p>(0)</text:p>
          </table:table-cell>
          <table:table-cell office:value-type="float" office:value="4308.28" table:style-name="ce14">
            <text:p>4.308<text:s/></text:p>
          </table:table-cell>
          <table:table-cell office:value-type="float" office:value="-32.29" table:style-name="ce14">
            <text:p>(32)</text:p>
          </table:table-cell>
          <table:table-cell office:value-type="float" office:value="0" table:style-name="ce14">
            <text:p>-<text:s/></text:p>
          </table:table-cell>
          <table:table-cell office:value-type="float" office:value="510934.74" table:style-name="ce14">
            <text:p>510.935<text:s/></text:p>
          </table:table-cell>
          <table:table-cell office:value-type="float" office:value="-17.8" table:style-name="ce14">
            <text:p>(18)</text:p>
          </table:table-cell>
          <table:table-cell office:value-type="float" office:value="214.72" table:style-name="ce14">
            <text:p>215<text:s/></text:p>
          </table:table-cell>
          <table:table-cell office:value-type="float" office:value="-40.14" table:style-name="ce14">
            <text:p>(40)</text:p>
          </table:table-cell>
          <table:table-cell office:value-type="float" office:value="32638.42" table:style-name="ce14">
            <text:p>32.638<text:s/></text:p>
          </table:table-cell>
          <table:table-cell office:value-type="float" office:value="149497.48000000001" table:style-name="ce14">
            <text:p>149.497<text:s/></text:p>
          </table:table-cell>
          <table:table-cell office:value-type="float" office:value="13.11" table:style-name="ce14">
            <text:p>13<text:s/></text:p>
          </table:table-cell>
          <table:table-cell office:value-type="float" office:value="4615.76" table:style-name="ce14">
            <text:p>4.616<text:s/></text:p>
          </table:table-cell>
          <table:table-cell office:value-type="float" office:value="-8.06" table:style-name="ce14">
            <text:p>(8)</text:p>
          </table:table-cell>
          <table:table-cell office:value-type="float" office:value="177392.18" table:style-name="ce14">
            <text:p>177.392<text:s/></text:p>
          </table:table-cell>
          <table:table-cell office:value-type="float" office:value="-144.66" table:style-name="ce14">
            <text:p>(145)</text:p>
          </table:table-cell>
          <table:table-cell office:value-type="float" office:value="7685.56" table:style-name="ce14">
            <text:p>7.686<text:s/></text:p>
          </table:table-cell>
          <table:table-cell office:value-type="float" office:value="-1.94" table:style-name="ce14">
            <text:p>(2)</text:p>
          </table:table-cell>
          <table:table-cell office:value-type="float" office:value="196601.82" table:style-name="ce14">
            <text:p>196.602<text:s/></text:p>
          </table:table-cell>
          <table:table-cell office:value-type="float" office:value="4923.33" table:style-name="ce14">
            <text:p>4.923<text:s/></text:p>
          </table:table-cell>
          <table:table-cell office:value-type="float" office:value="-2.66" table:style-name="ce14">
            <text:p>(3)</text:p>
          </table:table-cell>
          <table:table-cell office:value-type="float" office:value="-2.3199999999999998" table:style-name="ce14">
            <text:p>(2)</text:p>
          </table:table-cell>
          <table:table-cell office:value-type="float" office:value="-2.0699999999999998" table:style-name="ce14">
            <text:p>(2)</text:p>
          </table:table-cell>
          <table:table-cell office:value-type="float" office:value="195396.17" table:style-name="ce14">
            <text:p>195.396<text:s/></text:p>
          </table:table-cell>
          <table:table-cell office:value-type="float" office:value="1720211.76" table:style-name="ce14">
            <text:p>1.720.212<text:s/></text:p>
          </table:table-cell>
          <table:table-cell office:value-type="float" office:value="-2.15" table:style-name="ce14">
            <text:p>(2)</text:p>
          </table:table-cell>
          <table:table-cell office:value-type="float" office:value="604700.64" table:style-name="ce14">
            <text:p>604.701<text:s/></text:p>
          </table:table-cell>
          <table:table-cell office:value-type="float" office:value="23.25" table:style-name="ce14">
            <text:p>23<text:s/></text:p>
          </table:table-cell>
          <table:table-cell office:value-type="float" office:value="3608902.81" table:style-name="ce15">
            <text:p>3.608.9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94583.3" table:style-name="ce14">
            <text:p>394.583<text:s/></text:p>
          </table:table-cell>
          <table:table-cell office:value-type="float" office:value="7124536.0700000003" table:style-name="ce14">
            <text:p>7.124.536<text:s/></text:p>
          </table:table-cell>
          <table:table-cell office:value-type="float" office:value="11557529.33" table:style-name="ce14">
            <text:p>11.557.529<text:s/></text:p>
          </table:table-cell>
          <table:table-cell office:value-type="float" office:value="740165.7" table:style-name="ce14">
            <text:p>740.166<text:s/></text:p>
          </table:table-cell>
          <table:table-cell office:value-type="float" office:value="115528516.2" table:style-name="ce14">
            <text:p>115.528.516<text:s/></text:p>
          </table:table-cell>
          <table:table-cell office:value-type="float" office:value="37647107.369999997" table:style-name="ce14">
            <text:p>37.647.107<text:s/></text:p>
          </table:table-cell>
          <table:table-cell office:value-type="float" office:value="6050422.4800000004" table:style-name="ce14">
            <text:p>6.050.422<text:s/></text:p>
          </table:table-cell>
          <table:table-cell office:value-type="float" office:value="114431897.02" table:style-name="ce14">
            <text:p>114.431.897<text:s/></text:p>
          </table:table-cell>
          <table:table-cell office:value-type="float" office:value="38418491.960000001" table:style-name="ce14">
            <text:p>38.418.492<text:s/></text:p>
          </table:table-cell>
          <table:table-cell office:value-type="float" office:value="4613723.6900000004" table:style-name="ce14">
            <text:p>4.613.724<text:s/></text:p>
          </table:table-cell>
          <table:table-cell office:value-type="float" office:value="497235346.81" table:style-name="ce14">
            <text:p>497.235.347<text:s/></text:p>
          </table:table-cell>
          <table:table-cell office:value-type="float" office:value="6824798.4400000004" table:style-name="ce14">
            <text:p>6.824.798<text:s/></text:p>
          </table:table-cell>
          <table:table-cell office:value-type="float" office:value="8685047.1999999993" table:style-name="ce14">
            <text:p>8.685.047<text:s/></text:p>
          </table:table-cell>
          <table:table-cell office:value-type="float" office:value="7498435.6699999999" table:style-name="ce14">
            <text:p>7.498.436<text:s/></text:p>
          </table:table-cell>
          <table:table-cell office:value-type="float" office:value="5587600.4199999999" table:style-name="ce14">
            <text:p>5.587.600<text:s/></text:p>
          </table:table-cell>
          <table:table-cell office:value-type="float" office:value="94596544.239999995" table:style-name="ce14">
            <text:p>94.596.544<text:s/></text:p>
          </table:table-cell>
          <table:table-cell office:value-type="float" office:value="2748907.31" table:style-name="ce14">
            <text:p>2.748.907<text:s/></text:p>
          </table:table-cell>
          <table:table-cell office:value-type="float" office:value="235546016.96000001" table:style-name="ce14">
            <text:p>235.546.017<text:s/></text:p>
          </table:table-cell>
          <table:table-cell office:value-type="float" office:value="235366421.00999999" table:style-name="ce14">
            <text:p>235.366.421<text:s/></text:p>
          </table:table-cell>
          <table:table-cell office:value-type="float" office:value="3831184.25" table:style-name="ce14">
            <text:p>3.831.184<text:s/></text:p>
          </table:table-cell>
          <table:table-cell office:value-type="float" office:value="2724856.01" table:style-name="ce14">
            <text:p>2.724.856<text:s/></text:p>
          </table:table-cell>
          <table:table-cell office:value-type="float" office:value="26761.95" table:style-name="ce14">
            <text:p>26.762<text:s/></text:p>
          </table:table-cell>
          <table:table-cell office:value-type="float" office:value="381925842.35000002" table:style-name="ce14">
            <text:p>381.925.842<text:s/></text:p>
          </table:table-cell>
          <table:table-cell office:value-type="float" office:value="275178904.51999998" table:style-name="ce14">
            <text:p>275.178.905<text:s/></text:p>
          </table:table-cell>
          <table:table-cell office:value-type="float" office:value="6539732.9400000004" table:style-name="ce14">
            <text:p>6.539.733<text:s/></text:p>
          </table:table-cell>
          <table:table-cell office:value-type="float" office:value="1590964549.05" table:style-name="ce14">
            <text:p>1.590.964.549<text:s/></text:p>
          </table:table-cell>
          <table:table-cell office:value-type="float" office:value="963102.77" table:style-name="ce14">
            <text:p>963.103<text:s/></text:p>
          </table:table-cell>
          <table:table-cell office:value-type="float" office:value="3692751025.02" table:style-name="ce15">
            <text:p>3.692.751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4066.7" table:style-name="ce14">
            <text:p>64.0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4444.15" table:style-name="ce14">
            <text:p>24.4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7254501.45999998" table:style-name="ce14">
            <text:p>347.254.50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69.34" table:style-name="ce14">
            <text:p>3.069<text:s/></text:p>
          </table:table-cell>
          <table:table-cell office:value-type="float" office:value="17893" table:style-name="ce14">
            <text:p>17.893<text:s/></text:p>
          </table:table-cell>
          <table:table-cell office:value-type="float" office:value="8543.64" table:style-name="ce14">
            <text:p>8.5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6719259.980000004" table:style-name="ce14">
            <text:p>76.719.260<text:s/></text:p>
          </table:table-cell>
          <table:table-cell office:value-type="float" office:value="2269.1999999999998" table:style-name="ce14">
            <text:p>2.269<text:s/></text:p>
          </table:table-cell>
          <table:table-cell office:value-type="float" office:value="787244.44" table:style-name="ce14">
            <text:p>787.244<text:s/></text:p>
          </table:table-cell>
          <table:table-cell office:value-type="float" office:value="129652.98" table:style-name="ce14">
            <text:p>129.65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5010944.88999999" table:style-name="ce15">
            <text:p>425.010.9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1224.65" table:style-name="ce14">
            <text:p>161.225<text:s/></text:p>
          </table:table-cell>
          <table:table-cell office:value-type="float" office:value="959568.01" table:style-name="ce14">
            <text:p>959.568<text:s/></text:p>
          </table:table-cell>
          <table:table-cell office:value-type="float" office:value="3491739.24" table:style-name="ce14">
            <text:p>3.491.7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357277.539999999" table:style-name="ce14">
            <text:p>14.357.278<text:s/></text:p>
          </table:table-cell>
          <table:table-cell office:value-type="float" office:value="10359190.939999999" table:style-name="ce14">
            <text:p>10.359.191<text:s/></text:p>
          </table:table-cell>
          <table:table-cell office:value-type="float" office:value="1563540.86" table:style-name="ce14">
            <text:p>1.563.541<text:s/></text:p>
          </table:table-cell>
          <table:table-cell office:value-type="float" office:value="1762032.04" table:style-name="ce14">
            <text:p>1.762.032<text:s/></text:p>
          </table:table-cell>
          <table:table-cell office:value-type="float" office:value="4858669.24" table:style-name="ce14">
            <text:p>4.858.669<text:s/></text:p>
          </table:table-cell>
          <table:table-cell office:value-type="float" office:value="3680188.02" table:style-name="ce14">
            <text:p>3.680.188<text:s/></text:p>
          </table:table-cell>
          <table:table-cell office:value-type="float" office:value="19647371.43" table:style-name="ce14">
            <text:p>19.647.371<text:s/></text:p>
          </table:table-cell>
          <table:table-cell office:value-type="float" office:value="526817.02" table:style-name="ce14">
            <text:p>526.817<text:s/></text:p>
          </table:table-cell>
          <table:table-cell office:value-type="float" office:value="5198122.8" table:style-name="ce14">
            <text:p>5.198.123<text:s/></text:p>
          </table:table-cell>
          <table:table-cell office:value-type="float" office:value="1719599.3" table:style-name="ce14">
            <text:p>1.719.599<text:s/></text:p>
          </table:table-cell>
          <table:table-cell office:value-type="float" office:value="1401950.36" table:style-name="ce14">
            <text:p>1.401.950<text:s/></text:p>
          </table:table-cell>
          <table:table-cell office:value-type="float" office:value="13279553.33" table:style-name="ce14">
            <text:p>13.279.553<text:s/></text:p>
          </table:table-cell>
          <table:table-cell office:value-type="float" office:value="933843.98" table:style-name="ce14">
            <text:p>933.844<text:s/></text:p>
          </table:table-cell>
          <table:table-cell office:value-type="float" office:value="5097276.6900000004" table:style-name="ce14">
            <text:p>5.097.277<text:s/></text:p>
          </table:table-cell>
          <table:table-cell office:value-type="float" office:value="23309484.93" table:style-name="ce14">
            <text:p>23.309.485<text:s/></text:p>
          </table:table-cell>
          <table:table-cell office:value-type="float" office:value="659127.43000000005" table:style-name="ce14">
            <text:p>659.127<text:s/></text:p>
          </table:table-cell>
          <table:table-cell office:value-type="float" office:value="87020.42" table:style-name="ce14">
            <text:p>87.020<text:s/></text:p>
          </table:table-cell>
          <table:table-cell office:value-type="float" office:value="10115.84" table:style-name="ce14">
            <text:p>10.116<text:s/></text:p>
          </table:table-cell>
          <table:table-cell office:value-type="float" office:value="10776052.220000001" table:style-name="ce14">
            <text:p>10.776.052<text:s/></text:p>
          </table:table-cell>
          <table:table-cell office:value-type="float" office:value="6834694.2400000002" table:style-name="ce14">
            <text:p>6.834.694<text:s/></text:p>
          </table:table-cell>
          <table:table-cell office:value-type="float" office:value="1639043.16" table:style-name="ce14">
            <text:p>1.639.043<text:s/></text:p>
          </table:table-cell>
          <table:table-cell office:value-type="float" office:value="56855450.189999998" table:style-name="ce14">
            <text:p>56.855.450<text:s/></text:p>
          </table:table-cell>
          <table:table-cell office:value-type="float" office:value="111858.42" table:style-name="ce14">
            <text:p>111.858<text:s/></text:p>
          </table:table-cell>
          <table:table-cell office:value-type="float" office:value="189280812.29999998" table:style-name="ce15">
            <text:p>189.280.8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7093.36" table:style-name="ce14">
            <text:p>7.093<text:s/></text:p>
          </table:table-cell>
          <table:table-cell office:value-type="float" office:value="4180.72" table:style-name="ce14">
            <text:p>4.181<text:s/></text:p>
          </table:table-cell>
          <table:table-cell office:value-type="float" office:value="3889.62" table:style-name="ce14">
            <text:p>3.890<text:s/></text:p>
          </table:table-cell>
          <table:table-cell office:value-type="float" office:value="266.22000000000003" table:style-name="ce14">
            <text:p>266<text:s/></text:p>
          </table:table-cell>
          <table:table-cell office:value-type="float" office:value="4814.38" table:style-name="ce14">
            <text:p>4.8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08693.3" table:style-name="ce14">
            <text:p>3.508.693<text:s/></text:p>
          </table:table-cell>
          <table:table-cell office:value-type="float" office:value="4064707.17" table:style-name="ce14">
            <text:p>4.064.707<text:s/></text:p>
          </table:table-cell>
          <table:table-cell office:value-type="float" office:value="5851.42" table:style-name="ce14">
            <text:p>5.851<text:s/></text:p>
          </table:table-cell>
          <table:table-cell office:value-type="float" office:value="13716.1" table:style-name="ce14">
            <text:p>13.7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385.47" table:style-name="ce14">
            <text:p>6.3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338.22" table:style-name="ce14">
            <text:p>5.338<text:s/></text:p>
          </table:table-cell>
          <table:table-cell office:value-type="float" office:value="9649799.8300000001" table:style-name="ce14">
            <text:p>9.649.800<text:s/></text:p>
          </table:table-cell>
          <table:table-cell office:value-type="float" office:value="3856.19" table:style-name="ce14">
            <text:p>3.856<text:s/></text:p>
          </table:table-cell>
          <table:table-cell office:value-type="float" office:value="2595190.34" table:style-name="ce14">
            <text:p>2.595.190<text:s/></text:p>
          </table:table-cell>
          <table:table-cell office:value-type="float" office:value="21371963.120000001" table:style-name="ce14">
            <text:p>21.371.963<text:s/></text:p>
          </table:table-cell>
          <table:table-cell office:value-type="float" office:value="12889.22" table:style-name="ce14">
            <text:p>12.889<text:s/></text:p>
          </table:table-cell>
          <table:table-cell office:value-type="float" office:value="9837.19" table:style-name="ce14">
            <text:p>9.83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004763.700000003" table:style-name="ce14">
            <text:p>39.004.764<text:s/></text:p>
          </table:table-cell>
          <table:table-cell office:value-type="float" office:value="10849541.689999999" table:style-name="ce14">
            <text:p>10.849.5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9629202.91" table:style-name="ce14">
            <text:p>169.629.20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0751980.16999999" table:style-name="ce15">
            <text:p>260.751.9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07012.81" table:style-name="ce14">
            <text:p>207.013<text:s/></text:p>
          </table:table-cell>
          <table:table-cell office:value-type="float" office:value="2168.1" table:style-name="ce14">
            <text:p>2.168<text:s/></text:p>
          </table:table-cell>
          <table:table-cell office:value-type="float" office:value="4974980.76" table:style-name="ce14">
            <text:p>4.974.981<text:s/></text:p>
          </table:table-cell>
          <table:table-cell office:value-type="float" office:value="617492.41" table:style-name="ce14">
            <text:p>617.492<text:s/></text:p>
          </table:table-cell>
          <table:table-cell office:value-type="float" office:value="34914673.869999997" table:style-name="ce14">
            <text:p>34.914.674<text:s/></text:p>
          </table:table-cell>
          <table:table-cell office:value-type="float" office:value="16646800.859999999" table:style-name="ce14">
            <text:p>16.646.801<text:s/></text:p>
          </table:table-cell>
          <table:table-cell office:value-type="float" office:value="1337947.55" table:style-name="ce14">
            <text:p>1.337.948<text:s/></text:p>
          </table:table-cell>
          <table:table-cell office:value-type="float" office:value="73403246.060000002" table:style-name="ce14">
            <text:p>73.403.246<text:s/></text:p>
          </table:table-cell>
          <table:table-cell office:value-type="float" office:value="10905857.67" table:style-name="ce14">
            <text:p>10.905.858<text:s/></text:p>
          </table:table-cell>
          <table:table-cell office:value-type="float" office:value="371049.92" table:style-name="ce14">
            <text:p>371.050<text:s/></text:p>
          </table:table-cell>
          <table:table-cell office:value-type="float" office:value="27677298.91" table:style-name="ce14">
            <text:p>27.677.299<text:s/></text:p>
          </table:table-cell>
          <table:table-cell office:value-type="float" office:value="416900.99" table:style-name="ce14">
            <text:p>416.901<text:s/></text:p>
          </table:table-cell>
          <table:table-cell office:value-type="float" office:value="887399.64" table:style-name="ce14">
            <text:p>887.400<text:s/></text:p>
          </table:table-cell>
          <table:table-cell office:value-type="float" office:value="1791643.62" table:style-name="ce14">
            <text:p>1.791.644<text:s/></text:p>
          </table:table-cell>
          <table:table-cell office:value-type="float" office:value="1570098.23" table:style-name="ce14">
            <text:p>1.570.098<text:s/></text:p>
          </table:table-cell>
          <table:table-cell office:value-type="float" office:value="32045462.219999999" table:style-name="ce14">
            <text:p>32.045.462<text:s/></text:p>
          </table:table-cell>
          <table:table-cell office:value-type="float" office:value="3312.11" table:style-name="ce14">
            <text:p>3.312<text:s/></text:p>
          </table:table-cell>
          <table:table-cell office:value-type="float" office:value="114769606.51000001" table:style-name="ce14">
            <text:p>114.769.607<text:s/></text:p>
          </table:table-cell>
          <table:table-cell office:value-type="float" office:value="94511510.230000004" table:style-name="ce14">
            <text:p>94.511.510<text:s/></text:p>
          </table:table-cell>
          <table:table-cell office:value-type="float" office:value="140015.78" table:style-name="ce14">
            <text:p>140.0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47.47" table:style-name="ce14">
            <text:p>3.347<text:s/></text:p>
          </table:table-cell>
          <table:table-cell office:value-type="float" office:value="133133526.41" table:style-name="ce14">
            <text:p>133.133.526<text:s/></text:p>
          </table:table-cell>
          <table:table-cell office:value-type="float" office:value="130184286.83" table:style-name="ce14">
            <text:p>130.184.2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8604900.19" table:style-name="ce14">
            <text:p>478.604.90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59120539.1500001" table:style-name="ce15">
            <text:p>1.159.120.5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9252.48" table:style-name="ce14">
            <text:p>19.252<text:s/></text:p>
          </table:table-cell>
          <table:table-cell office:value-type="float" office:value="6158619.2399999993" table:style-name="ce14">
            <text:p>6.158.619<text:s/></text:p>
          </table:table-cell>
          <table:table-cell office:value-type="float" office:value="3086919.71" table:style-name="ce14">
            <text:p>3.086.920<text:s/></text:p>
          </table:table-cell>
          <table:table-cell office:value-type="float" office:value="122407.06999999999" table:style-name="ce14">
            <text:p>122.407<text:s/></text:p>
          </table:table-cell>
          <table:table-cell office:value-type="float" office:value="66187683.710000001" table:style-name="ce14">
            <text:p>66.187.684<text:s/></text:p>
          </table:table-cell>
          <table:table-cell office:value-type="float" office:value="10641115.57" table:style-name="ce14">
            <text:p>10.641.116<text:s/></text:p>
          </table:table-cell>
          <table:table-cell office:value-type="float" office:value="3148934.0700000003" table:style-name="ce14">
            <text:p>3.148.934<text:s/></text:p>
          </table:table-cell>
          <table:table-cell office:value-type="float" office:value="35757925.620000005" table:style-name="ce14">
            <text:p>35.757.926<text:s/></text:p>
          </table:table-cell>
          <table:table-cell office:value-type="float" office:value="18564813.73" table:style-name="ce14">
            <text:p>18.564.814<text:s/></text:p>
          </table:table-cell>
          <table:table-cell office:value-type="float" office:value="556634.32999999996" table:style-name="ce14">
            <text:p>556.634<text:s/></text:p>
          </table:table-cell>
          <table:table-cell office:value-type="float" office:value="102642458.90999998" table:style-name="ce14">
            <text:p>102.642.459<text:s/></text:p>
          </table:table-cell>
          <table:table-cell office:value-type="float" office:value="5881080.4300000006" table:style-name="ce14">
            <text:p>5.881.080<text:s/></text:p>
          </table:table-cell>
          <table:table-cell office:value-type="float" office:value="2593139.29" table:style-name="ce14">
            <text:p>2.593.139<text:s/></text:p>
          </table:table-cell>
          <table:table-cell office:value-type="float" office:value="3987192.75" table:style-name="ce14">
            <text:p>3.987.193<text:s/></text:p>
          </table:table-cell>
          <table:table-cell office:value-type="float" office:value="2610213.61" table:style-name="ce14">
            <text:p>2.610.214<text:s/></text:p>
          </table:table-cell>
          <table:table-cell office:value-type="float" office:value="39621728.859999999" table:style-name="ce14">
            <text:p>39.621.729<text:s/></text:p>
          </table:table-cell>
          <table:table-cell office:value-type="float" office:value="1807895.03" table:style-name="ce14">
            <text:p>1.807.895<text:s/></text:p>
          </table:table-cell>
          <table:table-cell office:value-type="float" office:value="113080874.08000001" table:style-name="ce14">
            <text:p>113.080.874<text:s/></text:p>
          </table:table-cell>
          <table:table-cell office:value-type="float" office:value="96155569.730000004" table:style-name="ce14">
            <text:p>96.155.570<text:s/></text:p>
          </table:table-cell>
          <table:table-cell office:value-type="float" office:value="3010608.18" table:style-name="ce14">
            <text:p>3.010.608<text:s/></text:p>
          </table:table-cell>
          <table:table-cell office:value-type="float" office:value="2627998.4" table:style-name="ce14">
            <text:p>2.627.998<text:s/></text:p>
          </table:table-cell>
          <table:table-cell office:value-type="float" office:value="13298.640000000001" table:style-name="ce14">
            <text:p>13.299<text:s/></text:p>
          </table:table-cell>
          <table:table-cell office:value-type="float" office:value="122292240.04000001" table:style-name="ce14">
            <text:p>122.292.240<text:s/></text:p>
          </table:table-cell>
          <table:table-cell office:value-type="float" office:value="127308112.56" table:style-name="ce14">
            <text:p>127.308.113<text:s/></text:p>
          </table:table-cell>
          <table:table-cell office:value-type="float" office:value="4113445.34" table:style-name="ce14">
            <text:p>4.113.445<text:s/></text:p>
          </table:table-cell>
          <table:table-cell office:value-type="float" office:value="885745342.77999997" table:style-name="ce14">
            <text:p>885.745.343<text:s/></text:p>
          </table:table-cell>
          <table:table-cell office:value-type="float" office:value="851244.35" table:style-name="ce14">
            <text:p>851.244<text:s/></text:p>
          </table:table-cell>
          <table:table-cell office:value-type="float" office:value="1658586748.5099998" table:style-name="ce15">
            <text:p>1.658.586.7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0465827.969999999" table:style-name="ce14">
            <text:p>20.465.828<text:s/></text:p>
          </table:table-cell>
          <table:table-cell office:value-type="float" office:value="67392293.829999998" table:style-name="ce14">
            <text:p>67.392.294<text:s/></text:p>
          </table:table-cell>
          <table:table-cell office:value-type="float" office:value="243299581.37" table:style-name="ce14">
            <text:p>243.299.581<text:s/></text:p>
          </table:table-cell>
          <table:table-cell office:value-type="float" office:value="14902123.16" table:style-name="ce14">
            <text:p>14.902.123<text:s/></text:p>
          </table:table-cell>
          <table:table-cell office:value-type="float" office:value="484413454.31999999" table:style-name="ce14">
            <text:p>484.413.454<text:s/></text:p>
          </table:table-cell>
          <table:table-cell office:value-type="float" office:value="276132942.76999998" table:style-name="ce14">
            <text:p>276.132.943<text:s/></text:p>
          </table:table-cell>
          <table:table-cell office:value-type="float" office:value="3569208845.04" table:style-name="ce14">
            <text:p>3.569.208.845<text:s/></text:p>
          </table:table-cell>
          <table:table-cell office:value-type="float" office:value="267357269.56999999" table:style-name="ce14">
            <text:p>267.357.270<text:s/></text:p>
          </table:table-cell>
          <table:table-cell office:value-type="float" office:value="316837358.75999999" table:style-name="ce14">
            <text:p>316.837.359<text:s/></text:p>
          </table:table-cell>
          <table:table-cell office:value-type="float" office:value="87363237.689999998" table:style-name="ce14">
            <text:p>87.363.238<text:s/></text:p>
          </table:table-cell>
          <table:table-cell office:value-type="float" office:value="1112585988.47" table:style-name="ce14">
            <text:p>1.112.585.988<text:s/></text:p>
          </table:table-cell>
          <table:table-cell office:value-type="float" office:value="134243814.34" table:style-name="ce14">
            <text:p>134.243.814<text:s/></text:p>
          </table:table-cell>
          <table:table-cell office:value-type="float" office:value="154962499.24000001" table:style-name="ce14">
            <text:p>154.962.499<text:s/></text:p>
          </table:table-cell>
          <table:table-cell office:value-type="float" office:value="170774614.25999999" table:style-name="ce14">
            <text:p>170.774.614<text:s/></text:p>
          </table:table-cell>
          <table:table-cell office:value-type="float" office:value="104873234.73999999" table:style-name="ce14">
            <text:p>104.873.235<text:s/></text:p>
          </table:table-cell>
          <table:table-cell office:value-type="float" office:value="310805676.30000001" table:style-name="ce14">
            <text:p>310.805.676<text:s/></text:p>
          </table:table-cell>
          <table:table-cell office:value-type="float" office:value="70077899.640000001" table:style-name="ce14">
            <text:p>70.077.900<text:s/></text:p>
          </table:table-cell>
          <table:table-cell office:value-type="float" office:value="895979113.58000004" table:style-name="ce14">
            <text:p>895.979.114<text:s/></text:p>
          </table:table-cell>
          <table:table-cell office:value-type="float" office:value="3622291177.6999998" table:style-name="ce14">
            <text:p>3.622.291.178<text:s/></text:p>
          </table:table-cell>
          <table:table-cell office:value-type="float" office:value="100846576.37" table:style-name="ce14">
            <text:p>100.846.576<text:s/></text:p>
          </table:table-cell>
          <table:table-cell office:value-type="float" office:value="46990237.869999997" table:style-name="ce14">
            <text:p>46.990.238<text:s/></text:p>
          </table:table-cell>
          <table:table-cell office:value-type="float" office:value="18546889.91" table:style-name="ce14">
            <text:p>18.546.890<text:s/></text:p>
          </table:table-cell>
          <table:table-cell office:value-type="float" office:value="1014383682" table:style-name="ce14">
            <text:p>1.014.383.682<text:s/></text:p>
          </table:table-cell>
          <table:table-cell office:value-type="float" office:value="552167661.05999994" table:style-name="ce14">
            <text:p>552.167.661<text:s/></text:p>
          </table:table-cell>
          <table:table-cell office:value-type="float" office:value="73802644.769999996" table:style-name="ce14">
            <text:p>73.802.645<text:s/></text:p>
          </table:table-cell>
          <table:table-cell office:value-type="float" office:value="10368183173.540001" table:style-name="ce14">
            <text:p>10.368.183.174<text:s/></text:p>
          </table:table-cell>
          <table:table-cell office:value-type="float" office:value="31943676.25" table:style-name="ce14">
            <text:p>31.943.676<text:s/></text:p>
          </table:table-cell>
          <table:table-cell office:value-type="float" office:value="24130831494.520004" table:style-name="ce15">
            <text:p>24.130.831.4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665149.79" table:style-name="ce14">
            <text:p>6.665.150<text:s/></text:p>
          </table:table-cell>
          <table:table-cell office:value-type="float" office:value="22888269.899999999" table:style-name="ce14">
            <text:p>22.888.270<text:s/></text:p>
          </table:table-cell>
          <table:table-cell office:value-type="float" office:value="21885786.190000001" table:style-name="ce14">
            <text:p>21.885.786<text:s/></text:p>
          </table:table-cell>
          <table:table-cell office:value-type="float" office:value="4678475.3099999996" table:style-name="ce14">
            <text:p>4.678.475<text:s/></text:p>
          </table:table-cell>
          <table:table-cell office:value-type="float" office:value="101474609.17" table:style-name="ce14">
            <text:p>101.474.609<text:s/></text:p>
          </table:table-cell>
          <table:table-cell office:value-type="float" office:value="52055011.530000001" table:style-name="ce14">
            <text:p>52.055.012<text:s/></text:p>
          </table:table-cell>
          <table:table-cell office:value-type="float" office:value="78051095.439999998" table:style-name="ce14">
            <text:p>78.051.095<text:s/></text:p>
          </table:table-cell>
          <table:table-cell office:value-type="float" office:value="45054553.82" table:style-name="ce14">
            <text:p>45.054.554<text:s/></text:p>
          </table:table-cell>
          <table:table-cell office:value-type="float" office:value="110948580.58" table:style-name="ce14">
            <text:p>110.948.581<text:s/></text:p>
          </table:table-cell>
          <table:table-cell office:value-type="float" office:value="32845897.190000001" table:style-name="ce14">
            <text:p>32.845.897<text:s/></text:p>
          </table:table-cell>
          <table:table-cell office:value-type="float" office:value="268752626.66000003" table:style-name="ce14">
            <text:p>268.752.627<text:s/></text:p>
          </table:table-cell>
          <table:table-cell office:value-type="float" office:value="44426487.560000002" table:style-name="ce14">
            <text:p>44.426.488<text:s/></text:p>
          </table:table-cell>
          <table:table-cell office:value-type="float" office:value="41878057.049999997" table:style-name="ce14">
            <text:p>41.878.057<text:s/></text:p>
          </table:table-cell>
          <table:table-cell office:value-type="float" office:value="46920230.82" table:style-name="ce14">
            <text:p>46.920.231<text:s/></text:p>
          </table:table-cell>
          <table:table-cell office:value-type="float" office:value="33273490.809999999" table:style-name="ce14">
            <text:p>33.273.491<text:s/></text:p>
          </table:table-cell>
          <table:table-cell office:value-type="float" office:value="78187362.560000002" table:style-name="ce14">
            <text:p>78.187.363<text:s/></text:p>
          </table:table-cell>
          <table:table-cell office:value-type="float" office:value="23325575.43" table:style-name="ce14">
            <text:p>23.325.575<text:s/></text:p>
          </table:table-cell>
          <table:table-cell office:value-type="float" office:value="188797783.56" table:style-name="ce14">
            <text:p>188.797.784<text:s/></text:p>
          </table:table-cell>
          <table:table-cell office:value-type="float" office:value="438085616.57999998" table:style-name="ce14">
            <text:p>438.085.617<text:s/></text:p>
          </table:table-cell>
          <table:table-cell office:value-type="float" office:value="30155959.199999999" table:style-name="ce14">
            <text:p>30.155.959<text:s/></text:p>
          </table:table-cell>
          <table:table-cell office:value-type="float" office:value="15301719.529999999" table:style-name="ce14">
            <text:p>15.301.720<text:s/></text:p>
          </table:table-cell>
          <table:table-cell office:value-type="float" office:value="4879466.3099999996" table:style-name="ce14">
            <text:p>4.879.466<text:s/></text:p>
          </table:table-cell>
          <table:table-cell office:value-type="float" office:value="225630639.25999999" table:style-name="ce14">
            <text:p>225.630.639<text:s/></text:p>
          </table:table-cell>
          <table:table-cell office:value-type="float" office:value="101545802.75" table:style-name="ce14">
            <text:p>101.545.803<text:s/></text:p>
          </table:table-cell>
          <table:table-cell office:value-type="float" office:value="27524348.93" table:style-name="ce14">
            <text:p>27.524.349<text:s/></text:p>
          </table:table-cell>
          <table:table-cell office:value-type="float" office:value="1060288501.25" table:style-name="ce14">
            <text:p>1.060.288.501<text:s/></text:p>
          </table:table-cell>
          <table:table-cell office:value-type="float" office:value="10549082.949999999" table:style-name="ce14">
            <text:p>10.549.083<text:s/></text:p>
          </table:table-cell>
          <table:table-cell office:value-type="float" office:value="3116070180.1300001" table:style-name="ce15">
            <text:p>3.116.070.1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252006.6500000004" table:style-name="ce14">
            <text:p>6.252.007<text:s/></text:p>
          </table:table-cell>
          <table:table-cell office:value-type="float" office:value="16434404.84" table:style-name="ce14">
            <text:p>16.434.405<text:s/></text:p>
          </table:table-cell>
          <table:table-cell office:value-type="float" office:value="137802663.94" table:style-name="ce14">
            <text:p>137.802.664<text:s/></text:p>
          </table:table-cell>
          <table:table-cell office:value-type="float" office:value="4112333.28" table:style-name="ce14">
            <text:p>4.112.333<text:s/></text:p>
          </table:table-cell>
          <table:table-cell office:value-type="float" office:value="199288951.5" table:style-name="ce14">
            <text:p>199.288.952<text:s/></text:p>
          </table:table-cell>
          <table:table-cell office:value-type="float" office:value="72968412.099999994" table:style-name="ce14">
            <text:p>72.968.412<text:s/></text:p>
          </table:table-cell>
          <table:table-cell office:value-type="float" office:value="324473062.90999997" table:style-name="ce14">
            <text:p>324.473.063<text:s/></text:p>
          </table:table-cell>
          <table:table-cell office:value-type="float" office:value="123176995.94" table:style-name="ce14">
            <text:p>123.176.996<text:s/></text:p>
          </table:table-cell>
          <table:table-cell office:value-type="float" office:value="87474042.810000002" table:style-name="ce14">
            <text:p>87.474.043<text:s/></text:p>
          </table:table-cell>
          <table:table-cell office:value-type="float" office:value="22324915.399999999" table:style-name="ce14">
            <text:p>22.324.915<text:s/></text:p>
          </table:table-cell>
          <table:table-cell office:value-type="float" office:value="313423337.39999998" table:style-name="ce14">
            <text:p>313.423.337<text:s/></text:p>
          </table:table-cell>
          <table:table-cell office:value-type="float" office:value="41656805.399999999" table:style-name="ce14">
            <text:p>41.656.805<text:s/></text:p>
          </table:table-cell>
          <table:table-cell office:value-type="float" office:value="44408801.420000002" table:style-name="ce14">
            <text:p>44.408.801<text:s/></text:p>
          </table:table-cell>
          <table:table-cell office:value-type="float" office:value="51521086.759999998" table:style-name="ce14">
            <text:p>51.521.087<text:s/></text:p>
          </table:table-cell>
          <table:table-cell office:value-type="float" office:value="21170030.25" table:style-name="ce14">
            <text:p>21.170.030<text:s/></text:p>
          </table:table-cell>
          <table:table-cell office:value-type="float" office:value="90095347.760000005" table:style-name="ce14">
            <text:p>90.095.348<text:s/></text:p>
          </table:table-cell>
          <table:table-cell office:value-type="float" office:value="19283365.870000001" table:style-name="ce14">
            <text:p>19.283.366<text:s/></text:p>
          </table:table-cell>
          <table:table-cell office:value-type="float" office:value="314155555.92000002" table:style-name="ce14">
            <text:p>314.155.556<text:s/></text:p>
          </table:table-cell>
          <table:table-cell office:value-type="float" office:value="858269422.50999999" table:style-name="ce14">
            <text:p>858.269.423<text:s/></text:p>
          </table:table-cell>
          <table:table-cell office:value-type="float" office:value="23803181.649999999" table:style-name="ce14">
            <text:p>23.803.182<text:s/></text:p>
          </table:table-cell>
          <table:table-cell office:value-type="float" office:value="13298724.550000001" table:style-name="ce14">
            <text:p>13.298.725<text:s/></text:p>
          </table:table-cell>
          <table:table-cell office:value-type="float" office:value="5840030.9400000004" table:style-name="ce14">
            <text:p>5.840.031<text:s/></text:p>
          </table:table-cell>
          <table:table-cell office:value-type="float" office:value="295625655.68000001" table:style-name="ce14">
            <text:p>295.625.656<text:s/></text:p>
          </table:table-cell>
          <table:table-cell office:value-type="float" office:value="200507149.58000001" table:style-name="ce14">
            <text:p>200.507.150<text:s/></text:p>
          </table:table-cell>
          <table:table-cell office:value-type="float" office:value="18833193.75" table:style-name="ce14">
            <text:p>18.833.194<text:s/></text:p>
          </table:table-cell>
          <table:table-cell office:value-type="float" office:value="2892572360.3899999" table:style-name="ce14">
            <text:p>2.892.572.360<text:s/></text:p>
          </table:table-cell>
          <table:table-cell office:value-type="float" office:value="10360103.75" table:style-name="ce14">
            <text:p>10.360.104<text:s/></text:p>
          </table:table-cell>
          <table:table-cell office:value-type="float" office:value="6209131942.9499998" table:style-name="ce15">
            <text:p>6.209.131.9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7471.7" table:style-name="ce14">
            <text:p>27.472<text:s/></text:p>
          </table:table-cell>
          <table:table-cell office:value-type="float" office:value="210360.77" table:style-name="ce14">
            <text:p>210.361<text:s/></text:p>
          </table:table-cell>
          <table:table-cell office:value-type="float" office:value="2689.67" table:style-name="ce14">
            <text:p>2.690<text:s/></text:p>
          </table:table-cell>
          <table:table-cell office:value-type="float" office:value="933948.01" table:style-name="ce14">
            <text:p>933.948<text:s/></text:p>
          </table:table-cell>
          <table:table-cell office:value-type="float" office:value="3790540.16" table:style-name="ce14">
            <text:p>3.790.540<text:s/></text:p>
          </table:table-cell>
          <table:table-cell office:value-type="float" office:value="41818490.969999999" table:style-name="ce14">
            <text:p>41.818.491<text:s/></text:p>
          </table:table-cell>
          <table:table-cell office:value-type="float" office:value="3554012.05" table:style-name="ce14">
            <text:p>3.554.012<text:s/></text:p>
          </table:table-cell>
          <table:table-cell office:value-type="float" office:value="94733.07" table:style-name="ce14">
            <text:p>94.733<text:s/></text:p>
          </table:table-cell>
          <table:table-cell office:value-type="float" office:value="90.03" table:style-name="ce14">
            <text:p>90<text:s/></text:p>
          </table:table-cell>
          <table:table-cell office:value-type="float" office:value="9170248.9600000009" table:style-name="ce14">
            <text:p>9.170.249<text:s/></text:p>
          </table:table-cell>
          <table:table-cell office:value-type="float" office:value="81702.490000000005" table:style-name="ce14">
            <text:p>81.702<text:s/></text:p>
          </table:table-cell>
          <table:table-cell office:value-type="float" office:value="229657.43" table:style-name="ce14">
            <text:p>229.657<text:s/></text:p>
          </table:table-cell>
          <table:table-cell office:value-type="float" office:value="12282612.48" table:style-name="ce14">
            <text:p>12.282.612<text:s/></text:p>
          </table:table-cell>
          <table:table-cell office:value-type="float" office:value="2884.25" table:style-name="ce14">
            <text:p>2.884<text:s/></text:p>
          </table:table-cell>
          <table:table-cell office:value-type="float" office:value="7941159.1699999999" table:style-name="ce14">
            <text:p>7.941.159<text:s/></text:p>
          </table:table-cell>
          <table:table-cell office:value-type="float" office:value="993.15" table:style-name="ce14">
            <text:p>993<text:s/></text:p>
          </table:table-cell>
          <table:table-cell office:value-type="float" office:value="25849480.98" table:style-name="ce14">
            <text:p>25.849.481<text:s/></text:p>
          </table:table-cell>
          <table:table-cell office:value-type="float" office:value="123358691.47" table:style-name="ce14">
            <text:p>123.358.691<text:s/></text:p>
          </table:table-cell>
          <table:table-cell office:value-type="float" office:value="97899.25" table:style-name="ce14">
            <text:p>97.899<text:s/></text:p>
          </table:table-cell>
          <table:table-cell office:value-type="float" office:value="29380.61" table:style-name="ce14">
            <text:p>29.3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003962.689999998" table:style-name="ce14">
            <text:p>38.003.963<text:s/></text:p>
          </table:table-cell>
          <table:table-cell office:value-type="float" office:value="1154688.43" table:style-name="ce14">
            <text:p>1.154.688<text:s/></text:p>
          </table:table-cell>
          <table:table-cell office:value-type="float" office:value="3319044.4" table:style-name="ce14">
            <text:p>3.319.044<text:s/></text:p>
          </table:table-cell>
          <table:table-cell office:value-type="float" office:value="733939150.02999997" table:style-name="ce14">
            <text:p>733.939.150<text:s/></text:p>
          </table:table-cell>
          <table:table-cell office:value-type="float" office:value="5261" table:style-name="ce14">
            <text:p>5.261<text:s/></text:p>
          </table:table-cell>
          <table:table-cell office:value-type="float" office:value="1005899153.22" table:style-name="ce15">
            <text:p>1.005.899.1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252006.6499999994" table:style-name="ce14">
            <text:p>6.252.007<text:s/></text:p>
          </table:table-cell>
          <table:table-cell office:value-type="float" office:value="16406933.140000001" table:style-name="ce14">
            <text:p>16.406.933<text:s/></text:p>
          </table:table-cell>
          <table:table-cell office:value-type="float" office:value="137592303.17000002" table:style-name="ce14">
            <text:p>137.592.303<text:s/></text:p>
          </table:table-cell>
          <table:table-cell office:value-type="float" office:value="4109643.61" table:style-name="ce14">
            <text:p>4.109.644<text:s/></text:p>
          </table:table-cell>
          <table:table-cell office:value-type="float" office:value="198355003.48999998" table:style-name="ce14">
            <text:p>198.355.003<text:s/></text:p>
          </table:table-cell>
          <table:table-cell office:value-type="float" office:value="69177871.939999998" table:style-name="ce14">
            <text:p>69.177.872<text:s/></text:p>
          </table:table-cell>
          <table:table-cell office:value-type="float" office:value="282654571.94" table:style-name="ce14">
            <text:p>282.654.572<text:s/></text:p>
          </table:table-cell>
          <table:table-cell office:value-type="float" office:value="119622983.89" table:style-name="ce14">
            <text:p>119.622.984<text:s/></text:p>
          </table:table-cell>
          <table:table-cell office:value-type="float" office:value="87379309.739999995" table:style-name="ce14">
            <text:p>87.379.310<text:s/></text:p>
          </table:table-cell>
          <table:table-cell office:value-type="float" office:value="22324825.369999997" table:style-name="ce14">
            <text:p>22.324.825<text:s/></text:p>
          </table:table-cell>
          <table:table-cell office:value-type="float" office:value="304253088.43999994" table:style-name="ce14">
            <text:p>304.253.088<text:s/></text:p>
          </table:table-cell>
          <table:table-cell office:value-type="float" office:value="41575102.910000004" table:style-name="ce14">
            <text:p>41.575.103<text:s/></text:p>
          </table:table-cell>
          <table:table-cell office:value-type="float" office:value="44179143.989999995" table:style-name="ce14">
            <text:p>44.179.144<text:s/></text:p>
          </table:table-cell>
          <table:table-cell office:value-type="float" office:value="39238474.280000001" table:style-name="ce14">
            <text:p>39.238.474<text:s/></text:p>
          </table:table-cell>
          <table:table-cell office:value-type="float" office:value="21167146" table:style-name="ce14">
            <text:p>21.167.146<text:s/></text:p>
          </table:table-cell>
          <table:table-cell office:value-type="float" office:value="82154188.590000004" table:style-name="ce14">
            <text:p>82.154.189<text:s/></text:p>
          </table:table-cell>
          <table:table-cell office:value-type="float" office:value="19282372.720000003" table:style-name="ce14">
            <text:p>19.282.373<text:s/></text:p>
          </table:table-cell>
          <table:table-cell office:value-type="float" office:value="288306074.94" table:style-name="ce14">
            <text:p>288.306.075<text:s/></text:p>
          </table:table-cell>
          <table:table-cell office:value-type="float" office:value="734910731.04000008" table:style-name="ce14">
            <text:p>734.910.731<text:s/></text:p>
          </table:table-cell>
          <table:table-cell office:value-type="float" office:value="23705282.399999999" table:style-name="ce14">
            <text:p>23.705.282<text:s/></text:p>
          </table:table-cell>
          <table:table-cell office:value-type="float" office:value="13269343.939999999" table:style-name="ce14">
            <text:p>13.269.344<text:s/></text:p>
          </table:table-cell>
          <table:table-cell office:value-type="float" office:value="5840030.9400000004" table:style-name="ce14">
            <text:p>5.840.031<text:s/></text:p>
          </table:table-cell>
          <table:table-cell office:value-type="float" office:value="257621692.99000001" table:style-name="ce14">
            <text:p>257.621.693<text:s/></text:p>
          </table:table-cell>
          <table:table-cell office:value-type="float" office:value="199352461.14999998" table:style-name="ce14">
            <text:p>199.352.461<text:s/></text:p>
          </table:table-cell>
          <table:table-cell office:value-type="float" office:value="15514149.350000001" table:style-name="ce14">
            <text:p>15.514.149<text:s/></text:p>
          </table:table-cell>
          <table:table-cell office:value-type="float" office:value="2158633210.3599997" table:style-name="ce14">
            <text:p>2.158.633.210<text:s/></text:p>
          </table:table-cell>
          <table:table-cell office:value-type="float" office:value="10354842.75" table:style-name="ce14">
            <text:p>10.354.843<text:s/></text:p>
          </table:table-cell>
          <table:table-cell office:value-type="float" office:value="5203232789.7300005" table:style-name="ce15">
            <text:p>5.203.232.7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548671.5300000003" table:style-name="ce14">
            <text:p>7.548.672<text:s/></text:p>
          </table:table-cell>
          <table:table-cell office:value-type="float" office:value="28069619.09" table:style-name="ce14">
            <text:p>28.069.619<text:s/></text:p>
          </table:table-cell>
          <table:table-cell office:value-type="float" office:value="83611131.239999995" table:style-name="ce14">
            <text:p>83.611.131<text:s/></text:p>
          </table:table-cell>
          <table:table-cell office:value-type="float" office:value="6111314.5700000003" table:style-name="ce14">
            <text:p>6.111.315<text:s/></text:p>
          </table:table-cell>
          <table:table-cell office:value-type="float" office:value="183649893.65000001" table:style-name="ce14">
            <text:p>183.649.894<text:s/></text:p>
          </table:table-cell>
          <table:table-cell office:value-type="float" office:value="151109519.13999999" table:style-name="ce14">
            <text:p>151.109.519<text:s/></text:p>
          </table:table-cell>
          <table:table-cell office:value-type="float" office:value="3166684686.6900001" table:style-name="ce14">
            <text:p>3.166.684.687<text:s/></text:p>
          </table:table-cell>
          <table:table-cell office:value-type="float" office:value="99125719.810000002" table:style-name="ce14">
            <text:p>99.125.720<text:s/></text:p>
          </table:table-cell>
          <table:table-cell office:value-type="float" office:value="118414735.37" table:style-name="ce14">
            <text:p>118.414.735<text:s/></text:p>
          </table:table-cell>
          <table:table-cell office:value-type="float" office:value="32192425.100000001" table:style-name="ce14">
            <text:p>32.192.425<text:s/></text:p>
          </table:table-cell>
          <table:table-cell office:value-type="float" office:value="530410024.41000003" table:style-name="ce14">
            <text:p>530.410.024<text:s/></text:p>
          </table:table-cell>
          <table:table-cell office:value-type="float" office:value="48160521.380000003" table:style-name="ce14">
            <text:p>48.160.521<text:s/></text:p>
          </table:table-cell>
          <table:table-cell office:value-type="float" office:value="68675640.769999996" table:style-name="ce14">
            <text:p>68.675.641<text:s/></text:p>
          </table:table-cell>
          <table:table-cell office:value-type="float" office:value="72333296.680000007" table:style-name="ce14">
            <text:p>72.333.297<text:s/></text:p>
          </table:table-cell>
          <table:table-cell office:value-type="float" office:value="50429713.68" table:style-name="ce14">
            <text:p>50.429.714<text:s/></text:p>
          </table:table-cell>
          <table:table-cell office:value-type="float" office:value="142522965.97999999" table:style-name="ce14">
            <text:p>142.522.966<text:s/></text:p>
          </table:table-cell>
          <table:table-cell office:value-type="float" office:value="27468958.34" table:style-name="ce14">
            <text:p>27.468.958<text:s/></text:p>
          </table:table-cell>
          <table:table-cell office:value-type="float" office:value="393025774.10000002" table:style-name="ce14">
            <text:p>393.025.774<text:s/></text:p>
          </table:table-cell>
          <table:table-cell office:value-type="float" office:value="2325936138.6100001" table:style-name="ce14">
            <text:p>2.325.936.139<text:s/></text:p>
          </table:table-cell>
          <table:table-cell office:value-type="float" office:value="46887435.520000003" table:style-name="ce14">
            <text:p>46.887.436<text:s/></text:p>
          </table:table-cell>
          <table:table-cell office:value-type="float" office:value="18389793.789999999" table:style-name="ce14">
            <text:p>18.389.794<text:s/></text:p>
          </table:table-cell>
          <table:table-cell office:value-type="float" office:value="7827392.6600000001" table:style-name="ce14">
            <text:p>7.827.393<text:s/></text:p>
          </table:table-cell>
          <table:table-cell office:value-type="float" office:value="493127387.06" table:style-name="ce14">
            <text:p>493.127.387<text:s/></text:p>
          </table:table-cell>
          <table:table-cell office:value-type="float" office:value="250114708.72999999" table:style-name="ce14">
            <text:p>250.114.709<text:s/></text:p>
          </table:table-cell>
          <table:table-cell office:value-type="float" office:value="27445102.09" table:style-name="ce14">
            <text:p>27.445.102<text:s/></text:p>
          </table:table-cell>
          <table:table-cell office:value-type="float" office:value="6415322311.8999996" table:style-name="ce14">
            <text:p>6.415.322.312<text:s/></text:p>
          </table:table-cell>
          <table:table-cell office:value-type="float" office:value="11034489.550000001" table:style-name="ce14">
            <text:p>11.034.490<text:s/></text:p>
          </table:table-cell>
          <table:table-cell office:value-type="float" office:value="14805629371.440001" table:style-name="ce15">
            <text:p>14.805.629.3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814871.6900000004" table:style-name="ce14">
            <text:p>6.814.872<text:s/></text:p>
          </table:table-cell>
          <table:table-cell office:value-type="float" office:value="25170883.68" table:style-name="ce14">
            <text:p>25.170.884<text:s/></text:p>
          </table:table-cell>
          <table:table-cell office:value-type="float" office:value="64267884.579999998" table:style-name="ce14">
            <text:p>64.267.885<text:s/></text:p>
          </table:table-cell>
          <table:table-cell office:value-type="float" office:value="4214269.3099999996" table:style-name="ce14">
            <text:p>4.214.269<text:s/></text:p>
          </table:table-cell>
          <table:table-cell office:value-type="float" office:value="144643759.83000001" table:style-name="ce14">
            <text:p>144.643.760<text:s/></text:p>
          </table:table-cell>
          <table:table-cell office:value-type="float" office:value="114042127.55" table:style-name="ce14">
            <text:p>114.042.128<text:s/></text:p>
          </table:table-cell>
          <table:table-cell office:value-type="float" office:value="2455333198.25" table:style-name="ce14">
            <text:p>2.455.333.198<text:s/></text:p>
          </table:table-cell>
          <table:table-cell office:value-type="float" office:value="68400096.170000002" table:style-name="ce14">
            <text:p>68.400.096<text:s/></text:p>
          </table:table-cell>
          <table:table-cell office:value-type="float" office:value="91602949.510000005" table:style-name="ce14">
            <text:p>91.602.950<text:s/></text:p>
          </table:table-cell>
          <table:table-cell office:value-type="float" office:value="27844965.68" table:style-name="ce14">
            <text:p>27.844.966<text:s/></text:p>
          </table:table-cell>
          <table:table-cell office:value-type="float" office:value="394680422.80000001" table:style-name="ce14">
            <text:p>394.680.423<text:s/></text:p>
          </table:table-cell>
          <table:table-cell office:value-type="float" office:value="38227196.789999999" table:style-name="ce14">
            <text:p>38.227.197<text:s/></text:p>
          </table:table-cell>
          <table:table-cell office:value-type="float" office:value="56315007.450000003" table:style-name="ce14">
            <text:p>56.315.007<text:s/></text:p>
          </table:table-cell>
          <table:table-cell office:value-type="float" office:value="61821994.119999997" table:style-name="ce14">
            <text:p>61.821.994<text:s/></text:p>
          </table:table-cell>
          <table:table-cell office:value-type="float" office:value="46874511.259999998" table:style-name="ce14">
            <text:p>46.874.511<text:s/></text:p>
          </table:table-cell>
          <table:table-cell office:value-type="float" office:value="117100201.48999999" table:style-name="ce14">
            <text:p>117.100.201<text:s/></text:p>
          </table:table-cell>
          <table:table-cell office:value-type="float" office:value="23801222.609999999" table:style-name="ce14">
            <text:p>23.801.223<text:s/></text:p>
          </table:table-cell>
          <table:table-cell office:value-type="float" office:value="268568206.76999998" table:style-name="ce14">
            <text:p>268.568.207<text:s/></text:p>
          </table:table-cell>
          <table:table-cell office:value-type="float" office:value="1196496691.72" table:style-name="ce14">
            <text:p>1.196.496.692<text:s/></text:p>
          </table:table-cell>
          <table:table-cell office:value-type="float" office:value="42381430.149999999" table:style-name="ce14">
            <text:p>42.381.430<text:s/></text:p>
          </table:table-cell>
          <table:table-cell office:value-type="float" office:value="15866748.390000001" table:style-name="ce14">
            <text:p>15.866.748<text:s/></text:p>
          </table:table-cell>
          <table:table-cell office:value-type="float" office:value="7459862.7400000002" table:style-name="ce14">
            <text:p>7.459.863<text:s/></text:p>
          </table:table-cell>
          <table:table-cell office:value-type="float" office:value="357384386.00999999" table:style-name="ce14">
            <text:p>357.384.386<text:s/></text:p>
          </table:table-cell>
          <table:table-cell office:value-type="float" office:value="183828562.25999999" table:style-name="ce14">
            <text:p>183.828.562<text:s/></text:p>
          </table:table-cell>
          <table:table-cell office:value-type="float" office:value="22853066.859999999" table:style-name="ce14">
            <text:p>22.853.067<text:s/></text:p>
          </table:table-cell>
          <table:table-cell office:value-type="float" office:value="3029548358.4099998" table:style-name="ce14">
            <text:p>3.029.548.358<text:s/></text:p>
          </table:table-cell>
          <table:table-cell office:value-type="float" office:value="9900655.0099999998" table:style-name="ce14">
            <text:p>9.900.655<text:s/></text:p>
          </table:table-cell>
          <table:table-cell office:value-type="float" office:value="8875443531.0900002" table:style-name="ce15">
            <text:p>8.875.443.5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70554.47" table:style-name="ce14">
            <text:p>370.554<text:s/></text:p>
          </table:table-cell>
          <table:table-cell office:value-type="float" office:value="1163276.24" table:style-name="ce14">
            <text:p>1.163.276<text:s/></text:p>
          </table:table-cell>
          <table:table-cell office:value-type="float" office:value="5464159.46" table:style-name="ce14">
            <text:p>5.464.159<text:s/></text:p>
          </table:table-cell>
          <table:table-cell office:value-type="float" office:value="92005.79" table:style-name="ce14">
            <text:p>92.006<text:s/></text:p>
          </table:table-cell>
          <table:table-cell office:value-type="float" office:value="11425230.220000001" table:style-name="ce14">
            <text:p>11.425.230<text:s/></text:p>
          </table:table-cell>
          <table:table-cell office:value-type="float" office:value="16465878.130000001" table:style-name="ce14">
            <text:p>16.465.878<text:s/></text:p>
          </table:table-cell>
          <table:table-cell office:value-type="float" office:value="453036442.91000003" table:style-name="ce14">
            <text:p>453.036.443<text:s/></text:p>
          </table:table-cell>
          <table:table-cell office:value-type="float" office:value="12470861.5" table:style-name="ce14">
            <text:p>12.470.862<text:s/></text:p>
          </table:table-cell>
          <table:table-cell office:value-type="float" office:value="18034005.059999999" table:style-name="ce14">
            <text:p>18.034.005<text:s/></text:p>
          </table:table-cell>
          <table:table-cell office:value-type="float" office:value="1040021.32" table:style-name="ce14">
            <text:p>1.040.021<text:s/></text:p>
          </table:table-cell>
          <table:table-cell office:value-type="float" office:value="62929729.149999999" table:style-name="ce14">
            <text:p>62.929.729<text:s/></text:p>
          </table:table-cell>
          <table:table-cell office:value-type="float" office:value="4512693.0199999996" table:style-name="ce14">
            <text:p>4.512.693<text:s/></text:p>
          </table:table-cell>
          <table:table-cell office:value-type="float" office:value="6972720.2300000004" table:style-name="ce14">
            <text:p>6.972.720<text:s/></text:p>
          </table:table-cell>
          <table:table-cell office:value-type="float" office:value="5131671.32" table:style-name="ce14">
            <text:p>5.131.671<text:s/></text:p>
          </table:table-cell>
          <table:table-cell office:value-type="float" office:value="1654451.38" table:style-name="ce14">
            <text:p>1.654.451<text:s/></text:p>
          </table:table-cell>
          <table:table-cell office:value-type="float" office:value="12963512.800000001" table:style-name="ce14">
            <text:p>12.963.513<text:s/></text:p>
          </table:table-cell>
          <table:table-cell office:value-type="float" office:value="2000344.69" table:style-name="ce14">
            <text:p>2.000.345<text:s/></text:p>
          </table:table-cell>
          <table:table-cell office:value-type="float" office:value="66594841.549999997" table:style-name="ce14">
            <text:p>66.594.842<text:s/></text:p>
          </table:table-cell>
          <table:table-cell office:value-type="float" office:value="646891484.22000003" table:style-name="ce14">
            <text:p>646.891.484<text:s/></text:p>
          </table:table-cell>
          <table:table-cell office:value-type="float" office:value="1693716.47" table:style-name="ce14">
            <text:p>1.693.716<text:s/></text:p>
          </table:table-cell>
          <table:table-cell office:value-type="float" office:value="1804471.37" table:style-name="ce14">
            <text:p>1.804.471<text:s/></text:p>
          </table:table-cell>
          <table:table-cell office:value-type="float" office:value="141986.54999999999" table:style-name="ce14">
            <text:p>141.987<text:s/></text:p>
          </table:table-cell>
          <table:table-cell office:value-type="float" office:value="79577005.140000001" table:style-name="ce14">
            <text:p>79.577.005<text:s/></text:p>
          </table:table-cell>
          <table:table-cell office:value-type="float" office:value="37984907.009999998" table:style-name="ce14">
            <text:p>37.984.907<text:s/></text:p>
          </table:table-cell>
          <table:table-cell office:value-type="float" office:value="1584895.48" table:style-name="ce14">
            <text:p>1.584.895<text:s/></text:p>
          </table:table-cell>
          <table:table-cell office:value-type="float" office:value="2057346748.3099999" table:style-name="ce14">
            <text:p>2.057.346.748<text:s/></text:p>
          </table:table-cell>
          <table:table-cell office:value-type="float" office:value="415413.01" table:style-name="ce14">
            <text:p>415.413<text:s/></text:p>
          </table:table-cell>
          <table:table-cell office:value-type="float" office:value="3509763026.8000002" table:style-name="ce15">
            <text:p>3.509.763.0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43.6" table:style-name="ce14">
            <text:p>544<text:s/></text:p>
          </table:table-cell>
          <table:table-cell office:value-type="float" office:value="84337.59" table:style-name="ce14">
            <text:p>84.338<text:s/></text:p>
          </table:table-cell>
          <table:table-cell office:value-type="float" office:value="9399585.1899999995" table:style-name="ce14">
            <text:p>9.399.585<text:s/></text:p>
          </table:table-cell>
          <table:table-cell office:value-type="float" office:value="7374.31" table:style-name="ce14">
            <text:p>7.374<text:s/></text:p>
          </table:table-cell>
          <table:table-cell office:value-type="float" office:value="15014800.880000001" table:style-name="ce14">
            <text:p>15.014.801<text:s/></text:p>
          </table:table-cell>
          <table:table-cell office:value-type="float" office:value="11379811.6" table:style-name="ce14">
            <text:p>11.379.812<text:s/></text:p>
          </table:table-cell>
          <table:table-cell office:value-type="float" office:value="93915378.859999999" table:style-name="ce14">
            <text:p>93.915.379<text:s/></text:p>
          </table:table-cell>
          <table:table-cell office:value-type="float" office:value="12363433.85" table:style-name="ce14">
            <text:p>12.363.434<text:s/></text:p>
          </table:table-cell>
          <table:table-cell office:value-type="float" office:value="2597619.21" table:style-name="ce14">
            <text:p>2.597.619<text:s/></text:p>
          </table:table-cell>
          <table:table-cell office:value-type="float" office:value="1258963.95" table:style-name="ce14">
            <text:p>1.258.964<text:s/></text:p>
          </table:table-cell>
          <table:table-cell office:value-type="float" office:value="42754397.890000001" table:style-name="ce14">
            <text:p>42.754.398<text:s/></text:p>
          </table:table-cell>
          <table:table-cell office:value-type="float" office:value="2980857.77" table:style-name="ce14">
            <text:p>2.980.858<text:s/></text:p>
          </table:table-cell>
          <table:table-cell office:value-type="float" office:value="2506538.23" table:style-name="ce14">
            <text:p>2.506.538<text:s/></text:p>
          </table:table-cell>
          <table:table-cell office:value-type="float" office:value="1787121.15" table:style-name="ce14">
            <text:p>1.787.121<text:s/></text:p>
          </table:table-cell>
          <table:table-cell office:value-type="float" office:value="549749.96" table:style-name="ce14">
            <text:p>549.750<text:s/></text:p>
          </table:table-cell>
          <table:table-cell office:value-type="float" office:value="4157094.66" table:style-name="ce14">
            <text:p>4.157.095<text:s/></text:p>
          </table:table-cell>
          <table:table-cell office:value-type="float" office:value="109688.02" table:style-name="ce14">
            <text:p>109.688<text:s/></text:p>
          </table:table-cell>
          <table:table-cell office:value-type="float" office:value="35252289.399999999" table:style-name="ce14">
            <text:p>35.252.289<text:s/></text:p>
          </table:table-cell>
          <table:table-cell office:value-type="float" office:value="403513047.31" table:style-name="ce14">
            <text:p>403.513.047<text:s/></text:p>
          </table:table-cell>
          <table:table-cell office:value-type="float" office:value="1029820.17" table:style-name="ce14">
            <text:p>1.029.820<text:s/></text:p>
          </table:table-cell>
          <table:table-cell office:value-type="float" office:value="139653.39000000001" table:style-name="ce14">
            <text:p>139.653<text:s/></text:p>
          </table:table-cell>
          <table:table-cell office:value-type="float" office:value="2430.85" table:style-name="ce14">
            <text:p>2.431<text:s/></text:p>
          </table:table-cell>
          <table:table-cell office:value-type="float" office:value="18753117.510000002" table:style-name="ce14">
            <text:p>18.753.118<text:s/></text:p>
          </table:table-cell>
          <table:table-cell office:value-type="float" office:value="9649975.3399999999" table:style-name="ce14">
            <text:p>9.649.975<text:s/></text:p>
          </table:table-cell>
          <table:table-cell office:value-type="float" office:value="1390740.08" table:style-name="ce14">
            <text:p>1.390.740<text:s/></text:p>
          </table:table-cell>
          <table:table-cell office:value-type="float" office:value="932516078.45000005" table:style-name="ce14">
            <text:p>932.516.078<text:s/></text:p>
          </table:table-cell>
          <table:table-cell office:value-type="float" office:value="186758.84" table:style-name="ce14">
            <text:p>186.759<text:s/></text:p>
          </table:table-cell>
          <table:table-cell office:value-type="float" office:value="1603301208.0600002" table:style-name="ce15">
            <text:p>1.603.301.2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62701.77" table:style-name="ce14">
            <text:p>362.702<text:s/></text:p>
          </table:table-cell>
          <table:table-cell office:value-type="float" office:value="1651121.58" table:style-name="ce14">
            <text:p>1.651.122<text:s/></text:p>
          </table:table-cell>
          <table:table-cell office:value-type="float" office:value="4479502.01" table:style-name="ce14">
            <text:p>4.479.502<text:s/></text:p>
          </table:table-cell>
          <table:table-cell office:value-type="float" office:value="1797665.1600000001" table:style-name="ce14">
            <text:p>1.797.665<text:s/></text:p>
          </table:table-cell>
          <table:table-cell office:value-type="float" office:value="12566102.720000001" table:style-name="ce14">
            <text:p>12.566.103<text:s/></text:p>
          </table:table-cell>
          <table:table-cell office:value-type="float" office:value="9221701.8599999994" table:style-name="ce14">
            <text:p>9.221.702<text:s/></text:p>
          </table:table-cell>
          <table:table-cell office:value-type="float" office:value="164399666.66999999" table:style-name="ce14">
            <text:p>164.399.667<text:s/></text:p>
          </table:table-cell>
          <table:table-cell office:value-type="float" office:value="5891328.290000001" table:style-name="ce14">
            <text:p>5.891.328<text:s/></text:p>
          </table:table-cell>
          <table:table-cell office:value-type="float" office:value="6180161.5899999999" table:style-name="ce14">
            <text:p>6.180.162<text:s/></text:p>
          </table:table-cell>
          <table:table-cell office:value-type="float" office:value="2048474.15" table:style-name="ce14">
            <text:p>2.048.474<text:s/></text:p>
          </table:table-cell>
          <table:table-cell office:value-type="float" office:value="30045474.57" table:style-name="ce14">
            <text:p>30.045.475<text:s/></text:p>
          </table:table-cell>
          <table:table-cell office:value-type="float" office:value="2439773.7999999998" table:style-name="ce14">
            <text:p>2.439.774<text:s/></text:p>
          </table:table-cell>
          <table:table-cell office:value-type="float" office:value="2881374.86" table:style-name="ce14">
            <text:p>2.881.375<text:s/></text:p>
          </table:table-cell>
          <table:table-cell office:value-type="float" office:value="3592510.09" table:style-name="ce14">
            <text:p>3.592.510<text:s/></text:p>
          </table:table-cell>
          <table:table-cell office:value-type="float" office:value="1351001.08" table:style-name="ce14">
            <text:p>1.351.001<text:s/></text:p>
          </table:table-cell>
          <table:table-cell office:value-type="float" office:value="8302157.0300000003" table:style-name="ce14">
            <text:p>8.302.157<text:s/></text:p>
          </table:table-cell>
          <table:table-cell office:value-type="float" office:value="1557703.02" table:style-name="ce14">
            <text:p>1.557.703<text:s/></text:p>
          </table:table-cell>
          <table:table-cell office:value-type="float" office:value="22610436.380000003" table:style-name="ce14">
            <text:p>22.610.436<text:s/></text:p>
          </table:table-cell>
          <table:table-cell office:value-type="float" office:value="79034915.359999999" table:style-name="ce14">
            <text:p>79.034.915<text:s/></text:p>
          </table:table-cell>
          <table:table-cell office:value-type="float" office:value="1782468.73" table:style-name="ce14">
            <text:p>1.782.469<text:s/></text:p>
          </table:table-cell>
          <table:table-cell office:value-type="float" office:value="578920.64" table:style-name="ce14">
            <text:p>578.921<text:s/></text:p>
          </table:table-cell>
          <table:table-cell office:value-type="float" office:value="223112.52000000002" table:style-name="ce14">
            <text:p>223.113<text:s/></text:p>
          </table:table-cell>
          <table:table-cell office:value-type="float" office:value="37412878.399999999" table:style-name="ce14">
            <text:p>37.412.878<text:s/></text:p>
          </table:table-cell>
          <table:table-cell office:value-type="float" office:value="18651264.120000001" table:style-name="ce14">
            <text:p>18.651.264<text:s/></text:p>
          </table:table-cell>
          <table:table-cell office:value-type="float" office:value="1616399.6700000002" table:style-name="ce14">
            <text:p>1.616.400<text:s/></text:p>
          </table:table-cell>
          <table:table-cell office:value-type="float" office:value="395911126.73000002" table:style-name="ce14">
            <text:p>395.911.127<text:s/></text:p>
          </table:table-cell>
          <table:table-cell office:value-type="float" office:value="531662.68999999994" table:style-name="ce14">
            <text:p>531.663<text:s/></text:p>
          </table:table-cell>
          <table:table-cell office:value-type="float" office:value="817121605.49000013" table:style-name="ce15">
            <text:p>817.121.6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57898.61" table:style-name="ce14">
            <text:p>257.899<text:s/></text:p>
          </table:table-cell>
          <table:table-cell office:value-type="float" office:value="589378.13" table:style-name="ce14">
            <text:p>589.378<text:s/></text:p>
          </table:table-cell>
          <table:table-cell office:value-type="float" office:value="2273964.41" table:style-name="ce14">
            <text:p>2.273.964<text:s/></text:p>
          </table:table-cell>
          <table:table-cell office:value-type="float" office:value="78776.66" table:style-name="ce14">
            <text:p>78.777<text:s/></text:p>
          </table:table-cell>
          <table:table-cell office:value-type="float" office:value="4663484.16" table:style-name="ce14">
            <text:p>4.663.484<text:s/></text:p>
          </table:table-cell>
          <table:table-cell office:value-type="float" office:value="4152459.36" table:style-name="ce14">
            <text:p>4.152.459<text:s/></text:p>
          </table:table-cell>
          <table:table-cell office:value-type="float" office:value="444781678.86000001" table:style-name="ce14">
            <text:p>444.781.679<text:s/></text:p>
          </table:table-cell>
          <table:table-cell office:value-type="float" office:value="11981257.09" table:style-name="ce14">
            <text:p>11.981.257<text:s/></text:p>
          </table:table-cell>
          <table:table-cell office:value-type="float" office:value="7189211.0700000003" table:style-name="ce14">
            <text:p>7.189.211<text:s/></text:p>
          </table:table-cell>
          <table:table-cell office:value-type="float" office:value="423882.76" table:style-name="ce14">
            <text:p>423.883<text:s/></text:p>
          </table:table-cell>
          <table:table-cell office:value-type="float" office:value="71549184.939999998" table:style-name="ce14">
            <text:p>71.549.185<text:s/></text:p>
          </table:table-cell>
          <table:table-cell office:value-type="float" office:value="3296336.08" table:style-name="ce14">
            <text:p>3.296.336<text:s/></text:p>
          </table:table-cell>
          <table:table-cell office:value-type="float" office:value="9441584.5700000003" table:style-name="ce14">
            <text:p>9.441.585<text:s/></text:p>
          </table:table-cell>
          <table:table-cell office:value-type="float" office:value="10160664.57" table:style-name="ce14">
            <text:p>10.160.665<text:s/></text:p>
          </table:table-cell>
          <table:table-cell office:value-type="float" office:value="1534474.68" table:style-name="ce14">
            <text:p>1.534.475<text:s/></text:p>
          </table:table-cell>
          <table:table-cell office:value-type="float" office:value="12832644.689999999" table:style-name="ce14">
            <text:p>12.832.645<text:s/></text:p>
          </table:table-cell>
          <table:table-cell office:value-type="float" office:value="143721.95000000001" table:style-name="ce14">
            <text:p>143.722<text:s/></text:p>
          </table:table-cell>
          <table:table-cell office:value-type="float" office:value="41590542.859999999" table:style-name="ce14">
            <text:p>41.590.543<text:s/></text:p>
          </table:table-cell>
          <table:table-cell office:value-type="float" office:value="115253572.78" table:style-name="ce14">
            <text:p>115.253.573<text:s/></text:p>
          </table:table-cell>
          <table:table-cell office:value-type="float" office:value="1630217.88" table:style-name="ce14">
            <text:p>1.630.218<text:s/></text:p>
          </table:table-cell>
          <table:table-cell office:value-type="float" office:value="3859441.3" table:style-name="ce14">
            <text:p>3.859.441<text:s/></text:p>
          </table:table-cell>
          <table:table-cell office:value-type="float" office:value="35675.79" table:style-name="ce14">
            <text:p>35.676<text:s/></text:p>
          </table:table-cell>
          <table:table-cell office:value-type="float" office:value="83312406.129999995" table:style-name="ce14">
            <text:p>83.312.406<text:s/></text:p>
          </table:table-cell>
          <table:table-cell office:value-type="float" office:value="18707452.960000001" table:style-name="ce14">
            <text:p>18.707.453<text:s/></text:p>
          </table:table-cell>
          <table:table-cell office:value-type="float" office:value="2712550.49" table:style-name="ce14">
            <text:p>2.712.550<text:s/></text:p>
          </table:table-cell>
          <table:table-cell office:value-type="float" office:value="1799970854.21" table:style-name="ce14">
            <text:p>1.799.970.854<text:s/></text:p>
          </table:table-cell>
          <table:table-cell office:value-type="float" office:value="136133.38" table:style-name="ce14">
            <text:p>136.133<text:s/></text:p>
          </table:table-cell>
          <table:table-cell office:value-type="float" office:value="2652559450.3700004" table:style-name="ce15">
            <text:p>2.652.559.4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5713.17" table:style-name="ce14">
            <text:p>15.713<text:s/></text:p>
          </table:table-cell>
          <table:table-cell office:value-type="float" office:value="81004.160000000003" table:style-name="ce14">
            <text:p>81.004<text:s/></text:p>
          </table:table-cell>
          <table:table-cell office:value-type="float" office:value="85030.18" table:style-name="ce14">
            <text:p>85.030<text:s/></text:p>
          </table:table-cell>
          <table:table-cell office:value-type="float" office:value="19977.73" table:style-name="ce14">
            <text:p>19.978<text:s/></text:p>
          </table:table-cell>
          <table:table-cell office:value-type="float" office:value="1083026.8500000001" table:style-name="ce14">
            <text:p>1.083.027<text:s/></text:p>
          </table:table-cell>
          <table:table-cell office:value-type="float" office:value="127970.04" table:style-name="ce14">
            <text:p>127.970<text:s/></text:p>
          </table:table-cell>
          <table:table-cell office:value-type="float" office:value="55960.78" table:style-name="ce14">
            <text:p>55.961<text:s/></text:p>
          </table:table-cell>
          <table:table-cell office:value-type="float" office:value="118100.98" table:style-name="ce14">
            <text:p>118.101<text:s/></text:p>
          </table:table-cell>
          <table:table-cell office:value-type="float" office:value="1454193.43" table:style-name="ce14">
            <text:p>1.454.193<text:s/></text:p>
          </table:table-cell>
          <table:table-cell office:value-type="float" office:value="202611.86" table:style-name="ce14">
            <text:p>202.612<text:s/></text:p>
          </table:table-cell>
          <table:table-cell office:value-type="float" office:value="2488467.5" table:style-name="ce14">
            <text:p>2.488.468<text:s/></text:p>
          </table:table-cell>
          <table:table-cell office:value-type="float" office:value="2315659.5699999998" table:style-name="ce14">
            <text:p>2.315.660<text:s/></text:p>
          </table:table-cell>
          <table:table-cell office:value-type="float" office:value="2253635.79" table:style-name="ce14">
            <text:p>2.253.636<text:s/></text:p>
          </table:table-cell>
          <table:table-cell office:value-type="float" office:value="466807.67" table:style-name="ce14">
            <text:p>466.808<text:s/></text:p>
          </table:table-cell>
          <table:table-cell office:value-type="float" office:value="73540.78" table:style-name="ce14">
            <text:p>73.541<text:s/></text:p>
          </table:table-cell>
          <table:table-cell office:value-type="float" office:value="512585.59" table:style-name="ce14">
            <text:p>512.586<text:s/></text:p>
          </table:table-cell>
          <table:table-cell office:value-type="float" office:value="457366.43" table:style-name="ce14">
            <text:p>457.366<text:s/></text:p>
          </table:table-cell>
          <table:table-cell office:value-type="float" office:value="954876.76" table:style-name="ce14">
            <text:p>954.877<text:s/></text:p>
          </table:table-cell>
          <table:table-cell office:value-type="float" office:value="427105.12" table:style-name="ce14">
            <text:p>427.105<text:s/></text:p>
          </table:table-cell>
          <table:table-cell office:value-type="float" office:value="168172.26" table:style-name="ce14">
            <text:p>168.172<text:s/></text:p>
          </table:table-cell>
          <table:table-cell office:value-type="float" office:value="76410.899999999994" table:style-name="ce14">
            <text:p>76.411<text:s/></text:p>
          </table:table-cell>
          <table:table-cell office:value-type="float" office:value="145713.85999999999" table:style-name="ce14">
            <text:p>145.714<text:s/></text:p>
          </table:table-cell>
          <table:table-cell office:value-type="float" office:value="1362689.6" table:style-name="ce14">
            <text:p>1.362.690<text:s/></text:p>
          </table:table-cell>
          <table:table-cell office:value-type="float" office:value="407916.21" table:style-name="ce14">
            <text:p>407.916<text:s/></text:p>
          </table:table-cell>
          <table:table-cell office:value-type="float" office:value="325645.18" table:style-name="ce14">
            <text:p>325.645<text:s/></text:p>
          </table:table-cell>
          <table:table-cell office:value-type="float" office:value="2933749.09" table:style-name="ce14">
            <text:p>2.933.749<text:s/></text:p>
          </table:table-cell>
          <table:table-cell office:value-type="float" office:value="262029.71" table:style-name="ce14">
            <text:p>262.030<text:s/></text:p>
          </table:table-cell>
          <table:table-cell office:value-type="float" office:value="18875961.199999996" table:style-name="ce15">
            <text:p>18.875.9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588086.859999999" table:style-name="ce14">
            <text:p>10.588.087<text:s/></text:p>
          </table:table-cell>
          <table:table-cell office:value-type="float" office:value="44119341.149999999" table:style-name="ce14">
            <text:p>44.119.341<text:s/></text:p>
          </table:table-cell>
          <table:table-cell office:value-type="float" office:value="285779541.38999999" table:style-name="ce14">
            <text:p>285.779.541<text:s/></text:p>
          </table:table-cell>
          <table:table-cell office:value-type="float" office:value="12998308.15" table:style-name="ce14">
            <text:p>12.998.308<text:s/></text:p>
          </table:table-cell>
          <table:table-cell office:value-type="float" office:value="376516461.32999998" table:style-name="ce14">
            <text:p>376.516.461<text:s/></text:p>
          </table:table-cell>
          <table:table-cell office:value-type="float" office:value="261287947.22" table:style-name="ce14">
            <text:p>261.287.947<text:s/></text:p>
          </table:table-cell>
          <table:table-cell office:value-type="float" office:value="857120497.19999993" table:style-name="ce14">
            <text:p>857.120.497<text:s/></text:p>
          </table:table-cell>
          <table:table-cell office:value-type="float" office:value="290110635.45999998" table:style-name="ce14">
            <text:p>290.110.635<text:s/></text:p>
          </table:table-cell>
          <table:table-cell office:value-type="float" office:value="193990343.94999999" table:style-name="ce14">
            <text:p>193.990.344<text:s/></text:p>
          </table:table-cell>
          <table:table-cell office:value-type="float" office:value="139333682.84999999" table:style-name="ce14">
            <text:p>139.333.683<text:s/></text:p>
          </table:table-cell>
          <table:table-cell office:value-type="float" office:value="811292143.52999997" table:style-name="ce14">
            <text:p>811.292.144<text:s/></text:p>
          </table:table-cell>
          <table:table-cell office:value-type="float" office:value="72762127.609999999" table:style-name="ce14">
            <text:p>72.762.128<text:s/></text:p>
          </table:table-cell>
          <table:table-cell office:value-type="float" office:value="104943665.26000001" table:style-name="ce14">
            <text:p>104.943.665<text:s/></text:p>
          </table:table-cell>
          <table:table-cell office:value-type="float" office:value="106855239.25" table:style-name="ce14">
            <text:p>106.855.239<text:s/></text:p>
          </table:table-cell>
          <table:table-cell office:value-type="float" office:value="59515810.280000001" table:style-name="ce14">
            <text:p>59.515.810<text:s/></text:p>
          </table:table-cell>
          <table:table-cell office:value-type="float" office:value="368168388.18000001" table:style-name="ce14">
            <text:p>368.168.388<text:s/></text:p>
          </table:table-cell>
          <table:table-cell office:value-type="float" office:value="40339306.840000004" table:style-name="ce14">
            <text:p>40.339.307<text:s/></text:p>
          </table:table-cell>
          <table:table-cell office:value-type="float" office:value="964812537.74000001" table:style-name="ce14">
            <text:p>964.812.538<text:s/></text:p>
          </table:table-cell>
          <table:table-cell office:value-type="float" office:value="3253737328.0900002" table:style-name="ce14">
            <text:p>3.253.737.328<text:s/></text:p>
          </table:table-cell>
          <table:table-cell office:value-type="float" office:value="62082946.310000002" table:style-name="ce14">
            <text:p>62.082.946<text:s/></text:p>
          </table:table-cell>
          <table:table-cell office:value-type="float" office:value="30264601.66" table:style-name="ce14">
            <text:p>30.264.602<text:s/></text:p>
          </table:table-cell>
          <table:table-cell office:value-type="float" office:value="9687964.8399999999" table:style-name="ce14">
            <text:p>9.687.965<text:s/></text:p>
          </table:table-cell>
          <table:table-cell office:value-type="float" office:value="905882762.25" table:style-name="ce14">
            <text:p>905.882.762<text:s/></text:p>
          </table:table-cell>
          <table:table-cell office:value-type="float" office:value="727243774.13999999" table:style-name="ce14">
            <text:p>727.243.774<text:s/></text:p>
          </table:table-cell>
          <table:table-cell office:value-type="float" office:value="38642622.420000002" table:style-name="ce14">
            <text:p>38.642.622<text:s/></text:p>
          </table:table-cell>
          <table:table-cell office:value-type="float" office:value="7054688467.8500004" table:style-name="ce14">
            <text:p>7.054.688.468<text:s/></text:p>
          </table:table-cell>
          <table:table-cell office:value-type="float" office:value="27067744.030000001" table:style-name="ce14">
            <text:p>27.067.744<text:s/></text:p>
          </table:table-cell>
          <table:table-cell office:value-type="float" office:value="17109832275.840002" table:style-name="ce15">
            <text:p>17.109.832.2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626.09" table:style-name="ce14">
            <text:p>6.626<text:s/></text:p>
          </table:table-cell>
          <table:table-cell office:value-type="float" office:value="53783.8" table:style-name="ce14">
            <text:p>53.784<text:s/></text:p>
          </table:table-cell>
          <table:table-cell office:value-type="float" office:value="137691.43" table:style-name="ce14">
            <text:p>137.691<text:s/></text:p>
          </table:table-cell>
          <table:table-cell office:value-type="float" office:value="21704.27" table:style-name="ce14">
            <text:p>21.704<text:s/></text:p>
          </table:table-cell>
          <table:table-cell office:value-type="float" office:value="1744742.6" table:style-name="ce14">
            <text:p>1.744.743<text:s/></text:p>
          </table:table-cell>
          <table:table-cell office:value-type="float" office:value="18809517.98" table:style-name="ce14">
            <text:p>18.809.518<text:s/></text:p>
          </table:table-cell>
          <table:table-cell office:value-type="float" office:value="446029166.72000003" table:style-name="ce14">
            <text:p>446.029.167<text:s/></text:p>
          </table:table-cell>
          <table:table-cell office:value-type="float" office:value="5358800.18" table:style-name="ce14">
            <text:p>5.358.800<text:s/></text:p>
          </table:table-cell>
          <table:table-cell office:value-type="float" office:value="305066.57" table:style-name="ce14">
            <text:p>305.067<text:s/></text:p>
          </table:table-cell>
          <table:table-cell office:value-type="float" office:value="26044.89" table:style-name="ce14">
            <text:p>26.045<text:s/></text:p>
          </table:table-cell>
          <table:table-cell office:value-type="float" office:value="26392116.879999999" table:style-name="ce14">
            <text:p>26.392.117<text:s/></text:p>
          </table:table-cell>
          <table:table-cell office:value-type="float" office:value="12548.99" table:style-name="ce14">
            <text:p>12.549<text:s/></text:p>
          </table:table-cell>
          <table:table-cell office:value-type="float" office:value="145035.13" table:style-name="ce14">
            <text:p>145.035<text:s/></text:p>
          </table:table-cell>
          <table:table-cell office:value-type="float" office:value="10685768.369999999" table:style-name="ce14">
            <text:p>10.685.768<text:s/></text:p>
          </table:table-cell>
          <table:table-cell office:value-type="float" office:value="28957.360000000001" table:style-name="ce14">
            <text:p>28.957<text:s/></text:p>
          </table:table-cell>
          <table:table-cell office:value-type="float" office:value="8104314.2699999996" table:style-name="ce14">
            <text:p>8.104.314<text:s/></text:p>
          </table:table-cell>
          <table:table-cell office:value-type="float" office:value="29828.52" table:style-name="ce14">
            <text:p>29.829<text:s/></text:p>
          </table:table-cell>
          <table:table-cell office:value-type="float" office:value="13455120.49" table:style-name="ce14">
            <text:p>13.455.120<text:s/></text:p>
          </table:table-cell>
          <table:table-cell office:value-type="float" office:value="121770852.31" table:style-name="ce14">
            <text:p>121.770.852<text:s/></text:p>
          </table:table-cell>
          <table:table-cell office:value-type="float" office:value="128778.9" table:style-name="ce14">
            <text:p>128.779<text:s/></text:p>
          </table:table-cell>
          <table:table-cell office:value-type="float" office:value="79152.3" table:style-name="ce14">
            <text:p>79.152<text:s/></text:p>
          </table:table-cell>
          <table:table-cell office:value-type="float" office:value="5859.59" table:style-name="ce14">
            <text:p>5.860<text:s/></text:p>
          </table:table-cell>
          <table:table-cell office:value-type="float" office:value="36827765.640000001" table:style-name="ce14">
            <text:p>36.827.766<text:s/></text:p>
          </table:table-cell>
          <table:table-cell office:value-type="float" office:value="1117291.04" table:style-name="ce14">
            <text:p>1.117.291<text:s/></text:p>
          </table:table-cell>
          <table:table-cell office:value-type="float" office:value="1763608.98" table:style-name="ce14">
            <text:p>1.763.609<text:s/></text:p>
          </table:table-cell>
          <table:table-cell office:value-type="float" office:value="897920501.88" table:style-name="ce14">
            <text:p>897.920.502<text:s/></text:p>
          </table:table-cell>
          <table:table-cell office:value-type="float" office:value="16182.34" table:style-name="ce14">
            <text:p>16.182<text:s/></text:p>
          </table:table-cell>
          <table:table-cell office:value-type="float" office:value="1590976827.5199997" table:style-name="ce15">
            <text:p>1.590.976.8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581460.77" table:style-name="ce14">
            <text:p>10.581.461<text:s/></text:p>
          </table:table-cell>
          <table:table-cell office:value-type="float" office:value="44065557.350000001" table:style-name="ce14">
            <text:p>44.065.557<text:s/></text:p>
          </table:table-cell>
          <table:table-cell office:value-type="float" office:value="285641849.95999998" table:style-name="ce14">
            <text:p>285.641.850<text:s/></text:p>
          </table:table-cell>
          <table:table-cell office:value-type="float" office:value="12976603.880000001" table:style-name="ce14">
            <text:p>12.976.604<text:s/></text:p>
          </table:table-cell>
          <table:table-cell office:value-type="float" office:value="374771718.73000002" table:style-name="ce14">
            <text:p>374.771.719<text:s/></text:p>
          </table:table-cell>
          <table:table-cell office:value-type="float" office:value="242478429.23999998" table:style-name="ce14">
            <text:p>242.478.429<text:s/></text:p>
          </table:table-cell>
          <table:table-cell office:value-type="float" office:value="411091330.48000002" table:style-name="ce14">
            <text:p>411.091.330<text:s/></text:p>
          </table:table-cell>
          <table:table-cell office:value-type="float" office:value="284751835.27999997" table:style-name="ce14">
            <text:p>284.751.835<text:s/></text:p>
          </table:table-cell>
          <table:table-cell office:value-type="float" office:value="193685277.38" table:style-name="ce14">
            <text:p>193.685.277<text:s/></text:p>
          </table:table-cell>
          <table:table-cell office:value-type="float" office:value="139307637.96000001" table:style-name="ce14">
            <text:p>139.307.638<text:s/></text:p>
          </table:table-cell>
          <table:table-cell office:value-type="float" office:value="784900026.6500001" table:style-name="ce14">
            <text:p>784.900.027<text:s/></text:p>
          </table:table-cell>
          <table:table-cell office:value-type="float" office:value="72749578.620000005" table:style-name="ce14">
            <text:p>72.749.579<text:s/></text:p>
          </table:table-cell>
          <table:table-cell office:value-type="float" office:value="104798630.13" table:style-name="ce14">
            <text:p>104.798.630<text:s/></text:p>
          </table:table-cell>
          <table:table-cell office:value-type="float" office:value="96169470.879999995" table:style-name="ce14">
            <text:p>96.169.471<text:s/></text:p>
          </table:table-cell>
          <table:table-cell office:value-type="float" office:value="59486852.919999994" table:style-name="ce14">
            <text:p>59.486.853<text:s/></text:p>
          </table:table-cell>
          <table:table-cell office:value-type="float" office:value="360064073.91000003" table:style-name="ce14">
            <text:p>360.064.074<text:s/></text:p>
          </table:table-cell>
          <table:table-cell office:value-type="float" office:value="40309478.320000008" table:style-name="ce14">
            <text:p>40.309.478<text:s/></text:p>
          </table:table-cell>
          <table:table-cell office:value-type="float" office:value="951357417.25000012" table:style-name="ce14">
            <text:p>951.357.417<text:s/></text:p>
          </table:table-cell>
          <table:table-cell office:value-type="float" office:value="3131966475.7799997" table:style-name="ce14">
            <text:p>3.131.966.476<text:s/></text:p>
          </table:table-cell>
          <table:table-cell office:value-type="float" office:value="61954167.410000004" table:style-name="ce14">
            <text:p>61.954.167<text:s/></text:p>
          </table:table-cell>
          <table:table-cell office:value-type="float" office:value="30185449.359999999" table:style-name="ce14">
            <text:p>30.185.449<text:s/></text:p>
          </table:table-cell>
          <table:table-cell office:value-type="float" office:value="9682105.25" table:style-name="ce14">
            <text:p>9.682.105<text:s/></text:p>
          </table:table-cell>
          <table:table-cell office:value-type="float" office:value="869054996.6099999" table:style-name="ce14">
            <text:p>869.054.997<text:s/></text:p>
          </table:table-cell>
          <table:table-cell office:value-type="float" office:value="726126483.10000002" table:style-name="ce14">
            <text:p>726.126.483<text:s/></text:p>
          </table:table-cell>
          <table:table-cell office:value-type="float" office:value="36879013.439999998" table:style-name="ce14">
            <text:p>36.879.013<text:s/></text:p>
          </table:table-cell>
          <table:table-cell office:value-type="float" office:value="6156767965.9700003" table:style-name="ce14">
            <text:p>6.156.767.966<text:s/></text:p>
          </table:table-cell>
          <table:table-cell office:value-type="float" office:value="27051561.690000001" table:style-name="ce14">
            <text:p>27.051.562<text:s/></text:p>
          </table:table-cell>
          <table:table-cell office:value-type="float" office:value="15518855448.320002" table:style-name="ce15">
            <text:p>15.518.855.4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91561" table:style-name="ce14">
            <text:p>3.591.561<text:s/></text:p>
          </table:table-cell>
          <table:table-cell office:value-type="float" office:value="18123193.649999999" table:style-name="ce14">
            <text:p>18.123.194<text:s/></text:p>
          </table:table-cell>
          <table:table-cell office:value-type="float" office:value="73989852.689999998" table:style-name="ce14">
            <text:p>73.989.853<text:s/></text:p>
          </table:table-cell>
          <table:table-cell office:value-type="float" office:value="4653030.84" table:style-name="ce14">
            <text:p>4.653.031<text:s/></text:p>
          </table:table-cell>
          <table:table-cell office:value-type="float" office:value="116995145.84999999" table:style-name="ce14">
            <text:p>116.995.146<text:s/></text:p>
          </table:table-cell>
          <table:table-cell office:value-type="float" office:value="72019475.950000003" table:style-name="ce14">
            <text:p>72.019.476<text:s/></text:p>
          </table:table-cell>
          <table:table-cell office:value-type="float" office:value="348662397.70999998" table:style-name="ce14">
            <text:p>348.662.398<text:s/></text:p>
          </table:table-cell>
          <table:table-cell office:value-type="float" office:value="83331677.480000004" table:style-name="ce14">
            <text:p>83.331.677<text:s/></text:p>
          </table:table-cell>
          <table:table-cell office:value-type="float" office:value="79116460.099999994" table:style-name="ce14">
            <text:p>79.116.460<text:s/></text:p>
          </table:table-cell>
          <table:table-cell office:value-type="float" office:value="39337028.109999999" table:style-name="ce14">
            <text:p>39.337.028<text:s/></text:p>
          </table:table-cell>
          <table:table-cell office:value-type="float" office:value="254201907.49000001" table:style-name="ce14">
            <text:p>254.201.907<text:s/></text:p>
          </table:table-cell>
          <table:table-cell office:value-type="float" office:value="27690285.390000001" table:style-name="ce14">
            <text:p>27.690.285<text:s/></text:p>
          </table:table-cell>
          <table:table-cell office:value-type="float" office:value="44427970.770000003" table:style-name="ce14">
            <text:p>44.427.971<text:s/></text:p>
          </table:table-cell>
          <table:table-cell office:value-type="float" office:value="42298700.270000003" table:style-name="ce14">
            <text:p>42.298.700<text:s/></text:p>
          </table:table-cell>
          <table:table-cell office:value-type="float" office:value="20405804.210000001" table:style-name="ce14">
            <text:p>20.405.804<text:s/></text:p>
          </table:table-cell>
          <table:table-cell office:value-type="float" office:value="103302126.34" table:style-name="ce14">
            <text:p>103.302.126<text:s/></text:p>
          </table:table-cell>
          <table:table-cell office:value-type="float" office:value="13698792.68" table:style-name="ce14">
            <text:p>13.698.793<text:s/></text:p>
          </table:table-cell>
          <table:table-cell office:value-type="float" office:value="253647574.97" table:style-name="ce14">
            <text:p>253.647.575<text:s/></text:p>
          </table:table-cell>
          <table:table-cell office:value-type="float" office:value="752523064.35000002" table:style-name="ce14">
            <text:p>752.523.064<text:s/></text:p>
          </table:table-cell>
          <table:table-cell office:value-type="float" office:value="24267545.809999999" table:style-name="ce14">
            <text:p>24.267.546<text:s/></text:p>
          </table:table-cell>
          <table:table-cell office:value-type="float" office:value="13048326.779999999" table:style-name="ce14">
            <text:p>13.048.327<text:s/></text:p>
          </table:table-cell>
          <table:table-cell office:value-type="float" office:value="5802053.96" table:style-name="ce14">
            <text:p>5.802.054<text:s/></text:p>
          </table:table-cell>
          <table:table-cell office:value-type="float" office:value="261745788.44" table:style-name="ce14">
            <text:p>261.745.788<text:s/></text:p>
          </table:table-cell>
          <table:table-cell office:value-type="float" office:value="190334170.65000001" table:style-name="ce14">
            <text:p>190.334.171<text:s/></text:p>
          </table:table-cell>
          <table:table-cell office:value-type="float" office:value="14099972.99" table:style-name="ce14">
            <text:p>14.099.973<text:s/></text:p>
          </table:table-cell>
          <table:table-cell office:value-type="float" office:value="1687767491.5899999" table:style-name="ce14">
            <text:p>1.687.767.492<text:s/></text:p>
          </table:table-cell>
          <table:table-cell office:value-type="float" office:value="11434229.43" table:style-name="ce14">
            <text:p>11.434.229<text:s/></text:p>
          </table:table-cell>
          <table:table-cell office:value-type="float" office:value="4560515629.500001" table:style-name="ce15">
            <text:p>4.560.515.6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76.74" table:style-name="ce14">
            <text:p>1.077<text:s/></text:p>
          </table:table-cell>
          <table:table-cell office:value-type="float" office:value="8872.7000000000007" table:style-name="ce14">
            <text:p>8.873<text:s/></text:p>
          </table:table-cell>
          <table:table-cell office:value-type="float" office:value="22515.919999999998" table:style-name="ce14">
            <text:p>22.516<text:s/></text:p>
          </table:table-cell>
          <table:table-cell office:value-type="float" office:value="3521.71" table:style-name="ce14">
            <text:p>3.522<text:s/></text:p>
          </table:table-cell>
          <table:table-cell office:value-type="float" office:value="282740.40000000002" table:style-name="ce14">
            <text:p>282.740<text:s/></text:p>
          </table:table-cell>
          <table:table-cell office:value-type="float" office:value="3065970.67" table:style-name="ce14">
            <text:p>3.065.971<text:s/></text:p>
          </table:table-cell>
          <table:table-cell office:value-type="float" office:value="74373308.090000004" table:style-name="ce14">
            <text:p>74.373.308<text:s/></text:p>
          </table:table-cell>
          <table:table-cell office:value-type="float" office:value="906998.07" table:style-name="ce14">
            <text:p>906.998<text:s/></text:p>
          </table:table-cell>
          <table:table-cell office:value-type="float" office:value="49013.54" table:style-name="ce14">
            <text:p>49.014<text:s/></text:p>
          </table:table-cell>
          <table:table-cell office:value-type="float" office:value="3639.94" table:style-name="ce14">
            <text:p>3.640<text:s/></text:p>
          </table:table-cell>
          <table:table-cell office:value-type="float" office:value="4187407.07" table:style-name="ce14">
            <text:p>4.187.407<text:s/></text:p>
          </table:table-cell>
          <table:table-cell office:value-type="float" office:value="2041.18" table:style-name="ce14">
            <text:p>2.041<text:s/></text:p>
          </table:table-cell>
          <table:table-cell office:value-type="float" office:value="25194.49" table:style-name="ce14">
            <text:p>25.194<text:s/></text:p>
          </table:table-cell>
          <table:table-cell office:value-type="float" office:value="1741728.92" table:style-name="ce14">
            <text:p>1.741.729<text:s/></text:p>
          </table:table-cell>
          <table:table-cell office:value-type="float" office:value="4883.55" table:style-name="ce14">
            <text:p>4.884<text:s/></text:p>
          </table:table-cell>
          <table:table-cell office:value-type="float" office:value="1322646.06" table:style-name="ce14">
            <text:p>1.322.646<text:s/></text:p>
          </table:table-cell>
          <table:table-cell office:value-type="float" office:value="6052.59" table:style-name="ce14">
            <text:p>6.053<text:s/></text:p>
          </table:table-cell>
          <table:table-cell office:value-type="float" office:value="2168576.35" table:style-name="ce14">
            <text:p>2.168.576<text:s/></text:p>
          </table:table-cell>
          <table:table-cell office:value-type="float" office:value="19748063.350000001" table:style-name="ce14">
            <text:p>19.748.063<text:s/></text:p>
          </table:table-cell>
          <table:table-cell office:value-type="float" office:value="18887.7" table:style-name="ce14">
            <text:p>18.888<text:s/></text:p>
          </table:table-cell>
          <table:table-cell office:value-type="float" office:value="12669.6" table:style-name="ce14">
            <text:p>12.670<text:s/></text:p>
          </table:table-cell>
          <table:table-cell office:value-type="float" office:value="952.19" table:style-name="ce14">
            <text:p>952<text:s/></text:p>
          </table:table-cell>
          <table:table-cell office:value-type="float" office:value="6185114.7800000003" table:style-name="ce14">
            <text:p>6.185.115<text:s/></text:p>
          </table:table-cell>
          <table:table-cell office:value-type="float" office:value="195156.38" table:style-name="ce14">
            <text:p>195.156<text:s/></text:p>
          </table:table-cell>
          <table:table-cell office:value-type="float" office:value="301851.61" table:style-name="ce14">
            <text:p>301.852<text:s/></text:p>
          </table:table-cell>
          <table:table-cell office:value-type="float" office:value="140003357.31" table:style-name="ce14">
            <text:p>140.003.357<text:s/></text:p>
          </table:table-cell>
          <table:table-cell office:value-type="float" office:value="2727.02" table:style-name="ce14">
            <text:p>2.727<text:s/></text:p>
          </table:table-cell>
          <table:table-cell office:value-type="float" office:value="254644967.93000001" table:style-name="ce15">
            <text:p>254.644.9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90484.26" table:style-name="ce14">
            <text:p>3.590.484<text:s/></text:p>
          </table:table-cell>
          <table:table-cell office:value-type="float" office:value="18114320.950000003" table:style-name="ce14">
            <text:p>18.114.321<text:s/></text:p>
          </table:table-cell>
          <table:table-cell office:value-type="float" office:value="73967336.770000011" table:style-name="ce14">
            <text:p>73.967.337<text:s/></text:p>
          </table:table-cell>
          <table:table-cell office:value-type="float" office:value="4649509.13" table:style-name="ce14">
            <text:p>4.649.509<text:s/></text:p>
          </table:table-cell>
          <table:table-cell office:value-type="float" office:value="116712405.44999999" table:style-name="ce14">
            <text:p>116.712.405<text:s/></text:p>
          </table:table-cell>
          <table:table-cell office:value-type="float" office:value="68953505.280000001" table:style-name="ce14">
            <text:p>68.953.505<text:s/></text:p>
          </table:table-cell>
          <table:table-cell office:value-type="float" office:value="274289089.62" table:style-name="ce14">
            <text:p>274.289.090<text:s/></text:p>
          </table:table-cell>
          <table:table-cell office:value-type="float" office:value="82424679.409999996" table:style-name="ce14">
            <text:p>82.424.679<text:s/></text:p>
          </table:table-cell>
          <table:table-cell office:value-type="float" office:value="79067446.560000002" table:style-name="ce14">
            <text:p>79.067.447<text:s/></text:p>
          </table:table-cell>
          <table:table-cell office:value-type="float" office:value="39333388.170000002" table:style-name="ce14">
            <text:p>39.333.388<text:s/></text:p>
          </table:table-cell>
          <table:table-cell office:value-type="float" office:value="250014500.42000005" table:style-name="ce14">
            <text:p>250.014.500<text:s/></text:p>
          </table:table-cell>
          <table:table-cell office:value-type="float" office:value="27688244.210000001" table:style-name="ce14">
            <text:p>27.688.244<text:s/></text:p>
          </table:table-cell>
          <table:table-cell office:value-type="float" office:value="44402776.280000009" table:style-name="ce14">
            <text:p>44.402.776<text:s/></text:p>
          </table:table-cell>
          <table:table-cell office:value-type="float" office:value="40556971.350000001" table:style-name="ce14">
            <text:p>40.556.971<text:s/></text:p>
          </table:table-cell>
          <table:table-cell office:value-type="float" office:value="20400920.660000004" table:style-name="ce14">
            <text:p>20.400.921<text:s/></text:p>
          </table:table-cell>
          <table:table-cell office:value-type="float" office:value="101979480.28" table:style-name="ce14">
            <text:p>101.979.480<text:s/></text:p>
          </table:table-cell>
          <table:table-cell office:value-type="float" office:value="13692740.089999998" table:style-name="ce14">
            <text:p>13.692.740<text:s/></text:p>
          </table:table-cell>
          <table:table-cell office:value-type="float" office:value="251478998.62" table:style-name="ce14">
            <text:p>251.478.999<text:s/></text:p>
          </table:table-cell>
          <table:table-cell office:value-type="float" office:value="732775001" table:style-name="ce14">
            <text:p>732.775.001<text:s/></text:p>
          </table:table-cell>
          <table:table-cell office:value-type="float" office:value="24248658.110000003" table:style-name="ce14">
            <text:p>24.248.658<text:s/></text:p>
          </table:table-cell>
          <table:table-cell office:value-type="float" office:value="13035657.18" table:style-name="ce14">
            <text:p>13.035.657<text:s/></text:p>
          </table:table-cell>
          <table:table-cell office:value-type="float" office:value="5801101.7699999996" table:style-name="ce14">
            <text:p>5.801.102<text:s/></text:p>
          </table:table-cell>
          <table:table-cell office:value-type="float" office:value="255560673.66" table:style-name="ce14">
            <text:p>255.560.674<text:s/></text:p>
          </table:table-cell>
          <table:table-cell office:value-type="float" office:value="190139014.27000001" table:style-name="ce14">
            <text:p>190.139.014<text:s/></text:p>
          </table:table-cell>
          <table:table-cell office:value-type="float" office:value="13798121.380000001" table:style-name="ce14">
            <text:p>13.798.121<text:s/></text:p>
          </table:table-cell>
          <table:table-cell office:value-type="float" office:value="1547764134.28" table:style-name="ce14">
            <text:p>1.547.764.134<text:s/></text:p>
          </table:table-cell>
          <table:table-cell office:value-type="float" office:value="11431502.409999998" table:style-name="ce14">
            <text:p>11.431.502<text:s/></text:p>
          </table:table-cell>
          <table:table-cell office:value-type="float" office:value="4305870661.5699997" table:style-name="ce15">
            <text:p>4.305.870.6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964221.23" table:style-name="ce14">
            <text:p>3.964.221<text:s/></text:p>
          </table:table-cell>
          <table:table-cell office:value-type="float" office:value="10504151.9" table:style-name="ce14">
            <text:p>10.504.152<text:s/></text:p>
          </table:table-cell>
          <table:table-cell office:value-type="float" office:value="101115849.63" table:style-name="ce14">
            <text:p>101.115.850<text:s/></text:p>
          </table:table-cell>
          <table:table-cell office:value-type="float" office:value="2224718.75" table:style-name="ce14">
            <text:p>2.224.719<text:s/></text:p>
          </table:table-cell>
          <table:table-cell office:value-type="float" office:value="120530095.88" table:style-name="ce14">
            <text:p>120.530.096<text:s/></text:p>
          </table:table-cell>
          <table:table-cell office:value-type="float" office:value="57128400.850000001" table:style-name="ce14">
            <text:p>57.128.401<text:s/></text:p>
          </table:table-cell>
          <table:table-cell office:value-type="float" office:value="145996181.01000002" table:style-name="ce14">
            <text:p>145.996.181<text:s/></text:p>
          </table:table-cell>
          <table:table-cell office:value-type="float" office:value="64097132.829999998" table:style-name="ce14">
            <text:p>64.097.133<text:s/></text:p>
          </table:table-cell>
          <table:table-cell office:value-type="float" office:value="50854968.079999998" table:style-name="ce14">
            <text:p>50.854.968<text:s/></text:p>
          </table:table-cell>
          <table:table-cell office:value-type="float" office:value="18339782.82" table:style-name="ce14">
            <text:p>18.339.783<text:s/></text:p>
          </table:table-cell>
          <table:table-cell office:value-type="float" office:value="188586467.71000001" table:style-name="ce14">
            <text:p>188.586.468<text:s/></text:p>
          </table:table-cell>
          <table:table-cell office:value-type="float" office:value="21186471.210000001" table:style-name="ce14">
            <text:p>21.186.471<text:s/></text:p>
          </table:table-cell>
          <table:table-cell office:value-type="float" office:value="29742827.84" table:style-name="ce14">
            <text:p>29.742.828<text:s/></text:p>
          </table:table-cell>
          <table:table-cell office:value-type="float" office:value="35350978.469999999" table:style-name="ce14">
            <text:p>35.350.978<text:s/></text:p>
          </table:table-cell>
          <table:table-cell office:value-type="float" office:value="14767845.619999999" table:style-name="ce14">
            <text:p>14.767.846<text:s/></text:p>
          </table:table-cell>
          <table:table-cell office:value-type="float" office:value="60730664.229999997" table:style-name="ce14">
            <text:p>60.730.664<text:s/></text:p>
          </table:table-cell>
          <table:table-cell office:value-type="float" office:value="12447651.560000001" table:style-name="ce14">
            <text:p>12.447.652<text:s/></text:p>
          </table:table-cell>
          <table:table-cell office:value-type="float" office:value="178733684.38" table:style-name="ce14">
            <text:p>178.733.684<text:s/></text:p>
          </table:table-cell>
          <table:table-cell office:value-type="float" office:value="470186720.5" table:style-name="ce14">
            <text:p>470.186.721<text:s/></text:p>
          </table:table-cell>
          <table:table-cell office:value-type="float" office:value="16619032.07" table:style-name="ce14">
            <text:p>16.619.032<text:s/></text:p>
          </table:table-cell>
          <table:table-cell office:value-type="float" office:value="9105764.9299999997" table:style-name="ce14">
            <text:p>9.105.765<text:s/></text:p>
          </table:table-cell>
          <table:table-cell office:value-type="float" office:value="4031287.27" table:style-name="ce14">
            <text:p>4.031.287<text:s/></text:p>
          </table:table-cell>
          <table:table-cell office:value-type="float" office:value="173012199.40000001" table:style-name="ce14">
            <text:p>173.012.199<text:s/></text:p>
          </table:table-cell>
          <table:table-cell office:value-type="float" office:value="114647201.22" table:style-name="ce14">
            <text:p>114.647.201<text:s/></text:p>
          </table:table-cell>
          <table:table-cell office:value-type="float" office:value="14076349.26" table:style-name="ce14">
            <text:p>14.076.349<text:s/></text:p>
          </table:table-cell>
          <table:table-cell office:value-type="float" office:value="1618454225.5699999" table:style-name="ce14">
            <text:p>1.618.454.226<text:s/></text:p>
          </table:table-cell>
          <table:table-cell office:value-type="float" office:value="7671520.1500000004" table:style-name="ce14">
            <text:p>7.671.520<text:s/></text:p>
          </table:table-cell>
          <table:table-cell office:value-type="float" office:value="3544106394.3700004" table:style-name="ce15">
            <text:p>3.544.106.3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367.29" table:style-name="ce14">
            <text:p>2.367<text:s/></text:p>
          </table:table-cell>
          <table:table-cell office:value-type="float" office:value="17333.22" table:style-name="ce14">
            <text:p>17.333<text:s/></text:p>
          </table:table-cell>
          <table:table-cell office:value-type="float" office:value="133957.07" table:style-name="ce14">
            <text:p>133.957<text:s/></text:p>
          </table:table-cell>
          <table:table-cell office:value-type="float" office:value="3282.53" table:style-name="ce14">
            <text:p>3.283<text:s/></text:p>
          </table:table-cell>
          <table:table-cell office:value-type="float" office:value="513117.84" table:style-name="ce14">
            <text:p>513.118<text:s/></text:p>
          </table:table-cell>
          <table:table-cell office:value-type="float" office:value="3390145.42" table:style-name="ce14">
            <text:p>3.390.145<text:s/></text:p>
          </table:table-cell>
          <table:table-cell office:value-type="float" office:value="23123688.239999998" table:style-name="ce14">
            <text:p>23.123.688<text:s/></text:p>
          </table:table-cell>
          <table:table-cell office:value-type="float" office:value="2046410.54" table:style-name="ce14">
            <text:p>2.046.411<text:s/></text:p>
          </table:table-cell>
          <table:table-cell office:value-type="float" office:value="96145.88" table:style-name="ce14">
            <text:p>96.146<text:s/></text:p>
          </table:table-cell>
          <table:table-cell office:value-type="float" office:value="79.709999999999994" table:style-name="ce14">
            <text:p>80<text:s/></text:p>
          </table:table-cell>
          <table:table-cell office:value-type="float" office:value="6308110.6900000004" table:style-name="ce14">
            <text:p>6.308.111<text:s/></text:p>
          </table:table-cell>
          <table:table-cell office:value-type="float" office:value="73072.42" table:style-name="ce14">
            <text:p>73.072<text:s/></text:p>
          </table:table-cell>
          <table:table-cell office:value-type="float" office:value="229584.57" table:style-name="ce14">
            <text:p>229.585<text:s/></text:p>
          </table:table-cell>
          <table:table-cell office:value-type="float" office:value="8672047.1899999995" table:style-name="ce14">
            <text:p>8.672.047<text:s/></text:p>
          </table:table-cell>
          <table:table-cell office:value-type="float" office:value="3109.74" table:style-name="ce14">
            <text:p>3.110<text:s/></text:p>
          </table:table-cell>
          <table:table-cell office:value-type="float" office:value="4828129.7" table:style-name="ce14">
            <text:p>4.828.130<text:s/></text:p>
          </table:table-cell>
          <table:table-cell office:value-type="float" office:value="2847.4" table:style-name="ce14">
            <text:p>2.847<text:s/></text:p>
          </table:table-cell>
          <table:table-cell office:value-type="float" office:value="17612373.449999999" table:style-name="ce14">
            <text:p>17.612.373<text:s/></text:p>
          </table:table-cell>
          <table:table-cell office:value-type="float" office:value="92991584.209999993" table:style-name="ce14">
            <text:p>92.991.584<text:s/></text:p>
          </table:table-cell>
          <table:table-cell office:value-type="float" office:value="64786.26" table:style-name="ce14">
            <text:p>64.786<text:s/></text:p>
          </table:table-cell>
          <table:table-cell office:value-type="float" office:value="24183.7" table:style-name="ce14">
            <text:p>24.1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360862.739999998" table:style-name="ce14">
            <text:p>26.360.863<text:s/></text:p>
          </table:table-cell>
          <table:table-cell office:value-type="float" office:value="825212.47" table:style-name="ce14">
            <text:p>825.212<text:s/></text:p>
          </table:table-cell>
          <table:table-cell office:value-type="float" office:value="2739642.37" table:style-name="ce14">
            <text:p>2.739.642<text:s/></text:p>
          </table:table-cell>
          <table:table-cell office:value-type="float" office:value="426885704.98000002" table:style-name="ce14">
            <text:p>426.885.705<text:s/></text:p>
          </table:table-cell>
          <table:table-cell office:value-type="float" office:value="6320.76" table:style-name="ce14">
            <text:p>6.321<text:s/></text:p>
          </table:table-cell>
          <table:table-cell office:value-type="float" office:value="616954100.38999999" table:style-name="ce15">
            <text:p>616.954.1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961853.94" table:style-name="ce14">
            <text:p>3.961.854<text:s/></text:p>
          </table:table-cell>
          <table:table-cell office:value-type="float" office:value="10486818.68" table:style-name="ce14">
            <text:p>10.486.819<text:s/></text:p>
          </table:table-cell>
          <table:table-cell office:value-type="float" office:value="100981892.56" table:style-name="ce14">
            <text:p>100.981.893<text:s/></text:p>
          </table:table-cell>
          <table:table-cell office:value-type="float" office:value="2221436.2199999997" table:style-name="ce14">
            <text:p>2.221.436<text:s/></text:p>
          </table:table-cell>
          <table:table-cell office:value-type="float" office:value="120016978.03999999" table:style-name="ce14">
            <text:p>120.016.978<text:s/></text:p>
          </table:table-cell>
          <table:table-cell office:value-type="float" office:value="53738255.43" table:style-name="ce14">
            <text:p>53.738.255<text:s/></text:p>
          </table:table-cell>
          <table:table-cell office:value-type="float" office:value="122872492.77" table:style-name="ce14">
            <text:p>122.872.493<text:s/></text:p>
          </table:table-cell>
          <table:table-cell office:value-type="float" office:value="62050722.290000007" table:style-name="ce14">
            <text:p>62.050.722<text:s/></text:p>
          </table:table-cell>
          <table:table-cell office:value-type="float" office:value="50758822.200000003" table:style-name="ce14">
            <text:p>50.758.822<text:s/></text:p>
          </table:table-cell>
          <table:table-cell office:value-type="float" office:value="18339703.109999999" table:style-name="ce14">
            <text:p>18.339.703<text:s/></text:p>
          </table:table-cell>
          <table:table-cell office:value-type="float" office:value="182278357.01999998" table:style-name="ce14">
            <text:p>182.278.357<text:s/></text:p>
          </table:table-cell>
          <table:table-cell office:value-type="float" office:value="21113398.790000003" table:style-name="ce14">
            <text:p>21.113.399<text:s/></text:p>
          </table:table-cell>
          <table:table-cell office:value-type="float" office:value="29513243.27" table:style-name="ce14">
            <text:p>29.513.243<text:s/></text:p>
          </table:table-cell>
          <table:table-cell office:value-type="float" office:value="26678931.280000001" table:style-name="ce14">
            <text:p>26.678.931<text:s/></text:p>
          </table:table-cell>
          <table:table-cell office:value-type="float" office:value="14764735.880000001" table:style-name="ce14">
            <text:p>14.764.736<text:s/></text:p>
          </table:table-cell>
          <table:table-cell office:value-type="float" office:value="55902534.530000001" table:style-name="ce14">
            <text:p>55.902.535<text:s/></text:p>
          </table:table-cell>
          <table:table-cell office:value-type="float" office:value="12444804.16" table:style-name="ce14">
            <text:p>12.444.804<text:s/></text:p>
          </table:table-cell>
          <table:table-cell office:value-type="float" office:value="161121310.93000001" table:style-name="ce14">
            <text:p>161.121.311<text:s/></text:p>
          </table:table-cell>
          <table:table-cell office:value-type="float" office:value="377195136.29000002" table:style-name="ce14">
            <text:p>377.195.136<text:s/></text:p>
          </table:table-cell>
          <table:table-cell office:value-type="float" office:value="16554245.809999999" table:style-name="ce14">
            <text:p>16.554.246<text:s/></text:p>
          </table:table-cell>
          <table:table-cell office:value-type="float" office:value="9081581.2299999986" table:style-name="ce14">
            <text:p>9.081.581<text:s/></text:p>
          </table:table-cell>
          <table:table-cell office:value-type="float" office:value="4031287.27" table:style-name="ce14">
            <text:p>4.031.287<text:s/></text:p>
          </table:table-cell>
          <table:table-cell office:value-type="float" office:value="146651336.66" table:style-name="ce14">
            <text:p>146.651.337<text:s/></text:p>
          </table:table-cell>
          <table:table-cell office:value-type="float" office:value="113821988.75" table:style-name="ce14">
            <text:p>113.821.989<text:s/></text:p>
          </table:table-cell>
          <table:table-cell office:value-type="float" office:value="11336706.890000001" table:style-name="ce14">
            <text:p>11.336.707<text:s/></text:p>
          </table:table-cell>
          <table:table-cell office:value-type="float" office:value="1191568520.5899999" table:style-name="ce14">
            <text:p>1.191.568.521<text:s/></text:p>
          </table:table-cell>
          <table:table-cell office:value-type="float" office:value="7665199.3900000006" table:style-name="ce14">
            <text:p>7.665.199<text:s/></text:p>
          </table:table-cell>
          <table:table-cell office:value-type="float" office:value="2927152293.98" table:style-name="ce15">
            <text:p>2.927.152.2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3301.17" table:style-name="ce14">
            <text:p>3.301<text:s/></text:p>
          </table:table-cell>
          <table:table-cell office:value-type="float" office:value="4199412.25" table:style-name="ce14">
            <text:p>4.199.412<text:s/></text:p>
          </table:table-cell>
          <table:table-cell office:value-type="float" office:value="2100000" table:style-name="ce14">
            <text:p>2.100.000<text:s/></text:p>
          </table:table-cell>
          <table:table-cell office:value-type="float" office:value="16182122.390000001" table:style-name="ce14">
            <text:p>16.182.12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55542" table:style-name="ce14">
            <text:p>955.5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824368.1" table:style-name="ce14">
            <text:p>14.824.368<text:s/></text:p>
          </table:table-cell>
          <table:table-cell office:value-type="float" office:value="166.97" table:style-name="ce14">
            <text:p>167<text:s/></text:p>
          </table:table-cell>
          <table:table-cell office:value-type="float" office:value="395863.05" table:style-name="ce14">
            <text:p>395.863<text:s/></text:p>
          </table:table-cell>
          <table:table-cell office:value-type="float" office:value="226670.32" table:style-name="ce14">
            <text:p>226.670<text:s/></text:p>
          </table:table-cell>
          <table:table-cell office:value-type="float" office:value="350023.3" table:style-name="ce14">
            <text:p>350.023<text:s/></text:p>
          </table:table-cell>
          <table:table-cell office:value-type="float" office:value="400552.2" table:style-name="ce14">
            <text:p>400.552<text:s/></text:p>
          </table:table-cell>
          <table:table-cell office:value-type="float" office:value="15438107.43" table:style-name="ce14">
            <text:p>15.438.10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349666.27" table:style-name="ce14">
            <text:p>30.349.666<text:s/></text:p>
          </table:table-cell>
          <table:table-cell office:value-type="float" office:value="381130484.30000001" table:style-name="ce14">
            <text:p>381.130.4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541190.3499999996" table:style-name="ce14">
            <text:p>8.541.190<text:s/></text:p>
          </table:table-cell>
          <table:table-cell office:value-type="float" office:value="16.52" table:style-name="ce14">
            <text:p>17<text:s/></text:p>
          </table:table-cell>
          <table:table-cell office:value-type="float" office:value="5424.13" table:style-name="ce14">
            <text:p>5.424<text:s/></text:p>
          </table:table-cell>
          <table:table-cell office:value-type="float" office:value="21786902.82" table:style-name="ce14">
            <text:p>21.786.903<text:s/></text:p>
          </table:table-cell>
          <table:table-cell office:value-type="float" office:value="254.16" table:style-name="ce14">
            <text:p>254<text:s/></text:p>
          </table:table-cell>
          <table:table-cell office:value-type="float" office:value="496890067.73000002" table:style-name="ce15">
            <text:p>496.890.0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89269.7199999997" table:style-name="ce14">
            <text:p>6.489.270<text:s/></text:p>
          </table:table-cell>
          <table:table-cell office:value-type="float" office:value="20190264.440000001" table:style-name="ce14">
            <text:p>20.190.264<text:s/></text:p>
          </table:table-cell>
          <table:table-cell office:value-type="float" office:value="21045016.539999999" table:style-name="ce14">
            <text:p>21.045.017<text:s/></text:p>
          </table:table-cell>
          <table:table-cell office:value-type="float" office:value="19215694.309999999" table:style-name="ce14">
            <text:p>19.215.694<text:s/></text:p>
          </table:table-cell>
          <table:table-cell office:value-type="float" office:value="52770738.939999998" table:style-name="ce14">
            <text:p>52.770.739<text:s/></text:p>
          </table:table-cell>
          <table:table-cell office:value-type="float" office:value="42248738.520000003" table:style-name="ce14">
            <text:p>42.248.739<text:s/></text:p>
          </table:table-cell>
          <table:table-cell office:value-type="float" office:value="1268340642.6500001" table:style-name="ce14">
            <text:p>1.268.340.643<text:s/></text:p>
          </table:table-cell>
          <table:table-cell office:value-type="float" office:value="26919095.18" table:style-name="ce14">
            <text:p>26.919.095<text:s/></text:p>
          </table:table-cell>
          <table:table-cell office:value-type="float" office:value="35209398.990000002" table:style-name="ce14">
            <text:p>35.209.399<text:s/></text:p>
          </table:table-cell>
          <table:table-cell office:value-type="float" office:value="22356279.18" table:style-name="ce14">
            <text:p>22.356.279<text:s/></text:p>
          </table:table-cell>
          <table:table-cell office:value-type="float" office:value="141061665.46000001" table:style-name="ce14">
            <text:p>141.061.665<text:s/></text:p>
          </table:table-cell>
          <table:table-cell office:value-type="float" office:value="20198201.850000001" table:style-name="ce14">
            <text:p>20.198.202<text:s/></text:p>
          </table:table-cell>
          <table:table-cell office:value-type="float" office:value="29637907.870000001" table:style-name="ce14">
            <text:p>29.637.908<text:s/></text:p>
          </table:table-cell>
          <table:table-cell office:value-type="float" office:value="36974618.710000001" table:style-name="ce14">
            <text:p>36.974.619<text:s/></text:p>
          </table:table-cell>
          <table:table-cell office:value-type="float" office:value="43316147.880000003" table:style-name="ce14">
            <text:p>43.316.148<text:s/></text:p>
          </table:table-cell>
          <table:table-cell office:value-type="float" office:value="62710649.170000002" table:style-name="ce14">
            <text:p>62.710.649<text:s/></text:p>
          </table:table-cell>
          <table:table-cell office:value-type="float" office:value="17988310.870000001" table:style-name="ce14">
            <text:p>17.988.311<text:s/></text:p>
          </table:table-cell>
          <table:table-cell office:value-type="float" office:value="62075660.920000002" table:style-name="ce14">
            <text:p>62.075.661<text:s/></text:p>
          </table:table-cell>
          <table:table-cell office:value-type="float" office:value="249485461.72" table:style-name="ce14">
            <text:p>249.485.462<text:s/></text:p>
          </table:table-cell>
          <table:table-cell office:value-type="float" office:value="33845147.149999999" table:style-name="ce14">
            <text:p>33.845.147<text:s/></text:p>
          </table:table-cell>
          <table:table-cell office:value-type="float" office:value="18692707.670000002" table:style-name="ce14">
            <text:p>18.692.708<text:s/></text:p>
          </table:table-cell>
          <table:table-cell office:value-type="float" office:value="13250257.34" table:style-name="ce14">
            <text:p>13.250.257<text:s/></text:p>
          </table:table-cell>
          <table:table-cell office:value-type="float" office:value="102227524.31" table:style-name="ce14">
            <text:p>102.227.524<text:s/></text:p>
          </table:table-cell>
          <table:table-cell office:value-type="float" office:value="48270411.700000003" table:style-name="ce14">
            <text:p>48.270.412<text:s/></text:p>
          </table:table-cell>
          <table:table-cell office:value-type="float" office:value="15387709.93" table:style-name="ce14">
            <text:p>15.387.710<text:s/></text:p>
          </table:table-cell>
          <table:table-cell office:value-type="float" office:value="122420881.84" table:style-name="ce14">
            <text:p>122.420.882<text:s/></text:p>
          </table:table-cell>
          <table:table-cell office:value-type="float" office:value="8696371.0199999996" table:style-name="ce14">
            <text:p>8.696.371<text:s/></text:p>
          </table:table-cell>
          <table:table-cell office:value-type="float" office:value="2541024773.8800001" table:style-name="ce15">
            <text:p>2.541.024.7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600318.5" table:style-name="ce14">
            <text:p>1.600.319<text:s/></text:p>
          </table:table-cell>
          <table:table-cell office:value-type="float" office:value="8949490.5199999996" table:style-name="ce14">
            <text:p>8.949.491<text:s/></text:p>
          </table:table-cell>
          <table:table-cell office:value-type="float" office:value="24411891.77" table:style-name="ce14">
            <text:p>24.411.892<text:s/></text:p>
          </table:table-cell>
          <table:table-cell office:value-type="float" office:value="13029717.560000001" table:style-name="ce14">
            <text:p>13.029.718<text:s/></text:p>
          </table:table-cell>
          <table:table-cell office:value-type="float" office:value="54460270.68" table:style-name="ce14">
            <text:p>54.460.271<text:s/></text:p>
          </table:table-cell>
          <table:table-cell office:value-type="float" office:value="98143164.879999995" table:style-name="ce14">
            <text:p>98.143.165<text:s/></text:p>
          </table:table-cell>
          <table:table-cell office:value-type="float" office:value="527856433.03000003" table:style-name="ce14">
            <text:p>527.856.433<text:s/></text:p>
          </table:table-cell>
          <table:table-cell office:value-type="float" office:value="32597323.460000001" table:style-name="ce14">
            <text:p>32.597.323<text:s/></text:p>
          </table:table-cell>
          <table:table-cell office:value-type="float" office:value="21086406.449999999" table:style-name="ce14">
            <text:p>21.086.406<text:s/></text:p>
          </table:table-cell>
          <table:table-cell office:value-type="float" office:value="7212555.3900000006" table:style-name="ce14">
            <text:p>7.212.555<text:s/></text:p>
          </table:table-cell>
          <table:table-cell office:value-type="float" office:value="109384854.82000001" table:style-name="ce14">
            <text:p>109.384.855<text:s/></text:p>
          </table:table-cell>
          <table:table-cell office:value-type="float" office:value="7530510.4700000007" table:style-name="ce14">
            <text:p>7.530.510<text:s/></text:p>
          </table:table-cell>
          <table:table-cell office:value-type="float" office:value="15452015.959999999" table:style-name="ce14">
            <text:p>15.452.016<text:s/></text:p>
          </table:table-cell>
          <table:table-cell office:value-type="float" office:value="14884208.800000001" table:style-name="ce14">
            <text:p>14.884.209<text:s/></text:p>
          </table:table-cell>
          <table:table-cell office:value-type="float" office:value="10148102.439999999" table:style-name="ce14">
            <text:p>10.148.102<text:s/></text:p>
          </table:table-cell>
          <table:table-cell office:value-type="float" office:value="28848248.559999999" table:style-name="ce14">
            <text:p>28.848.249<text:s/></text:p>
          </table:table-cell>
          <table:table-cell office:value-type="float" office:value="7566488.4100000001" table:style-name="ce14">
            <text:p>7.566.488<text:s/></text:p>
          </table:table-cell>
          <table:table-cell office:value-type="float" office:value="102042642.61" table:style-name="ce14">
            <text:p>102.042.643<text:s/></text:p>
          </table:table-cell>
          <table:table-cell office:value-type="float" office:value="791718668.92999995" table:style-name="ce14">
            <text:p>791.718.669<text:s/></text:p>
          </table:table-cell>
          <table:table-cell office:value-type="float" office:value="8415840.0700000003" table:style-name="ce14">
            <text:p>8.415.840<text:s/></text:p>
          </table:table-cell>
          <table:table-cell office:value-type="float" office:value="4557208.58" table:style-name="ce14">
            <text:p>4.557.209<text:s/></text:p>
          </table:table-cell>
          <table:table-cell office:value-type="float" office:value="2101003.91" table:style-name="ce14">
            <text:p>2.101.004<text:s/></text:p>
          </table:table-cell>
          <table:table-cell office:value-type="float" office:value="65517617.57" table:style-name="ce14">
            <text:p>65.517.618<text:s/></text:p>
          </table:table-cell>
          <table:table-cell office:value-type="float" office:value="62346814.439999998" table:style-name="ce14">
            <text:p>62.346.814<text:s/></text:p>
          </table:table-cell>
          <table:table-cell office:value-type="float" office:value="5861174.6399999997" table:style-name="ce14">
            <text:p>5.861.175<text:s/></text:p>
          </table:table-cell>
          <table:table-cell office:value-type="float" office:value="976058147.57999992" table:style-name="ce14">
            <text:p>976.058.148<text:s/></text:p>
          </table:table-cell>
          <table:table-cell office:value-type="float" office:value="2474180.13" table:style-name="ce14">
            <text:p>2.474.180<text:s/></text:p>
          </table:table-cell>
          <table:table-cell office:value-type="float" office:value="3004255300.1600003" table:style-name="ce15">
            <text:p>3.004.255.30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7369371.659999996" table:style-name="ce20">
            <text:p>47.369.372<text:s/></text:p>
          </table:table-cell>
          <table:table-cell office:value-type="float" office:value="178532604.31" table:style-name="ce20">
            <text:p>178.532.604<text:s/></text:p>
          </table:table-cell>
          <table:table-cell office:value-type="float" office:value="814271220.37" table:style-name="ce20">
            <text:p>814.271.220<text:s/></text:p>
          </table:table-cell>
          <table:table-cell office:value-type="float" office:value="69968350.739999995" table:style-name="ce20">
            <text:p>69.968.351<text:s/></text:p>
          </table:table-cell>
          <table:table-cell office:value-type="float" office:value="1407251914.3899999" table:style-name="ce20">
            <text:p>1.407.251.914<text:s/></text:p>
          </table:table-cell>
          <table:table-cell office:value-type="float" office:value="897140304.91000009" table:style-name="ce20">
            <text:p>897.140.305<text:s/></text:p>
          </table:table-cell>
          <table:table-cell office:value-type="float" office:value="7171384927.2699995" table:style-name="ce20">
            <text:p>7.171.384.927<text:s/></text:p>
          </table:table-cell>
          <table:table-cell office:value-type="float" office:value="1005078352.2199999" table:style-name="ce20">
            <text:p>1.005.078.352<text:s/></text:p>
          </table:table-cell>
          <table:table-cell office:value-type="float" office:value="791161280.96000004" table:style-name="ce20">
            <text:p>791.161.281<text:s/></text:p>
          </table:table-cell>
          <table:table-cell office:value-type="float" office:value="335486342.25999999" table:style-name="ce20">
            <text:p>335.486.342<text:s/></text:p>
          </table:table-cell>
          <table:table-cell office:value-type="float" office:value="3252725577.8100004" table:style-name="ce20">
            <text:p>3.252.725.578<text:s/></text:p>
          </table:table-cell>
          <table:table-cell office:value-type="float" office:value="296787341.63999999" table:style-name="ce20">
            <text:p>296.787.342<text:s/></text:p>
          </table:table-cell>
          <table:table-cell office:value-type="float" office:value="401075839.91000003" table:style-name="ce20">
            <text:p>401.075.840<text:s/></text:p>
          </table:table-cell>
          <table:table-cell office:value-type="float" office:value="428708770.41000003" table:style-name="ce20">
            <text:p>428.708.770<text:s/></text:p>
          </table:table-cell>
          <table:table-cell office:value-type="float" office:value="263384918.88000003" table:style-name="ce20">
            <text:p>263.384.919<text:s/></text:p>
          </table:table-cell>
          <table:table-cell office:value-type="float" office:value="1118989805.73" table:style-name="ce20">
            <text:p>1.118.989.806<text:s/></text:p>
          </table:table-cell>
          <table:table-cell office:value-type="float" office:value="165476620.05000001" table:style-name="ce20">
            <text:p>165.476.620<text:s/></text:p>
          </table:table-cell>
          <table:table-cell office:value-type="float" office:value="2988048352.0900002" table:style-name="ce20">
            <text:p>2.988.048.352<text:s/></text:p>
          </table:table-cell>
          <table:table-cell office:value-type="float" office:value="10093825932.84" table:style-name="ce20">
            <text:p>10.093.825.933<text:s/></text:p>
          </table:table-cell>
          <table:table-cell office:value-type="float" office:value="252148504.85999998" table:style-name="ce20">
            <text:p>252.148.505<text:s/></text:p>
          </table:table-cell>
          <table:table-cell office:value-type="float" office:value="129322088.15999998" table:style-name="ce20">
            <text:p>129.322.088<text:s/></text:p>
          </table:table-cell>
          <table:table-cell office:value-type="float" office:value="53661664.880000003" table:style-name="ce20">
            <text:p>53.661.665<text:s/></text:p>
          </table:table-cell>
          <table:table-cell office:value-type="float" office:value="3088356222.4400001" table:style-name="ce20">
            <text:p>3.088.356.222<text:s/></text:p>
          </table:table-cell>
          <table:table-cell office:value-type="float" office:value="2336256230.6000004" table:style-name="ce20">
            <text:p>2.336.256.231<text:s/></text:p>
          </table:table-cell>
          <table:table-cell office:value-type="float" office:value="171453965.32000002" table:style-name="ce20">
            <text:p>171.453.965<text:s/></text:p>
          </table:table-cell>
          <table:table-cell office:value-type="float" office:value="26560446995.099998" table:style-name="ce20">
            <text:p>26.560.446.995<text:s/></text:p>
          </table:table-cell>
          <table:table-cell office:value-type="float" office:value="90649279.650000006" table:style-name="ce20">
            <text:p>90.649.280<text:s/></text:p>
          </table:table-cell>
          <table:table-cell office:value-type="float" office:value="64408962779.459999" table:style-name="ce21">
            <text:p>64.408.962.77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3337616.317601971" table:style-name="ce24">
            <text:p>63.337.616<text:s/></text:p>
          </table:table-cell>
          <table:table-cell office:value-type="float" office:value="163684940.53936419" table:style-name="ce24">
            <text:p>163.684.941<text:s/></text:p>
          </table:table-cell>
          <table:table-cell office:value-type="float" office:value="235785413.53099421" table:style-name="ce24">
            <text:p>235.785.414<text:s/></text:p>
          </table:table-cell>
          <table:table-cell office:value-type="float" office:value="31955733.534659922" table:style-name="ce24">
            <text:p>31.955.734<text:s/></text:p>
          </table:table-cell>
          <table:table-cell office:value-type="float" office:value="936847969.81164765" table:style-name="ce24">
            <text:p>936.847.970<text:s/></text:p>
          </table:table-cell>
          <table:table-cell office:value-type="float" office:value="652866400.49382269" table:style-name="ce24">
            <text:p>652.866.400<text:s/></text:p>
          </table:table-cell>
          <table:table-cell office:value-type="float" office:value="1545251655.0382037" table:style-name="ce24">
            <text:p>1.545.251.655<text:s/></text:p>
          </table:table-cell>
          <table:table-cell office:value-type="float" office:value="457494886.96605575" table:style-name="ce24">
            <text:p>457.494.887<text:s/></text:p>
          </table:table-cell>
          <table:table-cell office:value-type="float" office:value="492449631.88042742" table:style-name="ce24">
            <text:p>492.449.632<text:s/></text:p>
          </table:table-cell>
          <table:table-cell office:value-type="float" office:value="238764496.47238007" table:style-name="ce24">
            <text:p>238.764.496<text:s/></text:p>
          </table:table-cell>
          <table:table-cell office:value-type="float" office:value="2294588429.078558" table:style-name="ce24">
            <text:p>2.294.588.429<text:s/></text:p>
          </table:table-cell>
          <table:table-cell office:value-type="float" office:value="293202440.21342951" table:style-name="ce24">
            <text:p>293.202.440<text:s/></text:p>
          </table:table-cell>
          <table:table-cell office:value-type="float" office:value="367851338.98262054" table:style-name="ce24">
            <text:p>367.851.339<text:s/></text:p>
          </table:table-cell>
          <table:table-cell office:value-type="float" office:value="419926386.40983796" table:style-name="ce24">
            <text:p>419.926.386<text:s/></text:p>
          </table:table-cell>
          <table:table-cell office:value-type="float" office:value="238626263.82639712" table:style-name="ce24">
            <text:p>238.626.264<text:s/></text:p>
          </table:table-cell>
          <table:table-cell office:value-type="float" office:value="682179305.43777561" table:style-name="ce24">
            <text:p>682.179.305<text:s/></text:p>
          </table:table-cell>
          <table:table-cell office:value-type="float" office:value="169357075.18330157" table:style-name="ce24">
            <text:p>169.357.075<text:s/></text:p>
          </table:table-cell>
          <table:table-cell office:value-type="float" office:value="1825490462.2858679" table:style-name="ce24">
            <text:p>1.825.490.462<text:s/></text:p>
          </table:table-cell>
          <table:table-cell office:value-type="float" office:value="3370147840.2691836" table:style-name="ce24">
            <text:p>3.370.147.840<text:s/></text:p>
          </table:table-cell>
          <table:table-cell office:value-type="float" office:value="222144564.46608993" table:style-name="ce24">
            <text:p>222.144.564<text:s/></text:p>
          </table:table-cell>
          <table:table-cell office:value-type="float" office:value="110112425.52698886" table:style-name="ce24">
            <text:p>110.112.426<text:s/></text:p>
          </table:table-cell>
          <table:table-cell office:value-type="float" office:value="40661331.926717743" table:style-name="ce24">
            <text:p>40.661.332<text:s/></text:p>
          </table:table-cell>
          <table:table-cell office:value-type="float" office:value="2038377034.4816086" table:style-name="ce24">
            <text:p>2.038.377.034<text:s/></text:p>
          </table:table-cell>
          <table:table-cell office:value-type="float" office:value="1338074828.2121007" table:style-name="ce24">
            <text:p>1.338.074.828<text:s/></text:p>
          </table:table-cell>
          <table:table-cell office:value-type="float" office:value="171335392.29458025" table:style-name="ce24">
            <text:p>171.335.392<text:s/></text:p>
          </table:table-cell>
          <table:table-cell office:value-type="float" office:value="13154857940.091347" table:style-name="ce24">
            <text:p>13.154.857.940<text:s/></text:p>
          </table:table-cell>
          <table:table-cell office:value-type="float" office:value="109731843.44844191" table:style-name="ce24">
            <text:p>109.731.843<text:s/></text:p>
          </table:table-cell>
          <table:table-cell office:value-type="float" office:value="31665103646.720001" table:style-name="ce25">
            <text:p>31.665.103.647<text:s/></text:p>
          </table:table-cell>
          <table:table-cell table:style-name="ce16"/>
          <table:table-cell table:number-columns-repeated="16354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10706987.97760198" table:style-name="ce20">
            <text:p>110.706.988<text:s/></text:p>
          </table:table-cell>
          <table:table-cell office:value-type="float" office:value="342217544.84936416" table:style-name="ce20">
            <text:p>342.217.545<text:s/></text:p>
          </table:table-cell>
          <table:table-cell office:value-type="float" office:value="1050056633.9009942" table:style-name="ce20">
            <text:p>1.050.056.634<text:s/></text:p>
          </table:table-cell>
          <table:table-cell office:value-type="float" office:value="101924084.27465992" table:style-name="ce20">
            <text:p>101.924.084<text:s/></text:p>
          </table:table-cell>
          <table:table-cell office:value-type="float" office:value="2344099884.2016478" table:style-name="ce20">
            <text:p>2.344.099.884<text:s/></text:p>
          </table:table-cell>
          <table:table-cell office:value-type="float" office:value="1550006705.4038229" table:style-name="ce20">
            <text:p>1.550.006.705<text:s/></text:p>
          </table:table-cell>
          <table:table-cell office:value-type="float" office:value="8716636582.3082027" table:style-name="ce20">
            <text:p>8.716.636.582<text:s/></text:p>
          </table:table-cell>
          <table:table-cell office:value-type="float" office:value="1462573239.1860557" table:style-name="ce20">
            <text:p>1.462.573.239<text:s/></text:p>
          </table:table-cell>
          <table:table-cell office:value-type="float" office:value="1283610912.8404274" table:style-name="ce20">
            <text:p>1.283.610.913<text:s/></text:p>
          </table:table-cell>
          <table:table-cell office:value-type="float" office:value="574250838.73238003" table:style-name="ce20">
            <text:p>574.250.839<text:s/></text:p>
          </table:table-cell>
          <table:table-cell office:value-type="float" office:value="5547314006.8885584" table:style-name="ce20">
            <text:p>5.547.314.007<text:s/></text:p>
          </table:table-cell>
          <table:table-cell office:value-type="float" office:value="589989781.85342956" table:style-name="ce20">
            <text:p>589.989.782<text:s/></text:p>
          </table:table-cell>
          <table:table-cell office:value-type="float" office:value="768927178.89262056" table:style-name="ce20">
            <text:p>768.927.179<text:s/></text:p>
          </table:table-cell>
          <table:table-cell office:value-type="float" office:value="848635156.81983805" table:style-name="ce20">
            <text:p>848.635.157<text:s/></text:p>
          </table:table-cell>
          <table:table-cell office:value-type="float" office:value="502011182.70639718" table:style-name="ce20">
            <text:p>502.011.183<text:s/></text:p>
          </table:table-cell>
          <table:table-cell office:value-type="float" office:value="1801169111.1677756" table:style-name="ce20">
            <text:p>1.801.169.111<text:s/></text:p>
          </table:table-cell>
          <table:table-cell office:value-type="float" office:value="334833695.23330158" table:style-name="ce20">
            <text:p>334.833.695<text:s/></text:p>
          </table:table-cell>
          <table:table-cell office:value-type="float" office:value="4813538814.3758678" table:style-name="ce20">
            <text:p>4.813.538.814<text:s/></text:p>
          </table:table-cell>
          <table:table-cell office:value-type="float" office:value="13463973773.109184" table:style-name="ce20">
            <text:p>13.463.973.773<text:s/></text:p>
          </table:table-cell>
          <table:table-cell office:value-type="float" office:value="474293069.32608992" table:style-name="ce20">
            <text:p>474.293.069<text:s/></text:p>
          </table:table-cell>
          <table:table-cell office:value-type="float" office:value="239434513.68698883" table:style-name="ce20">
            <text:p>239.434.514<text:s/></text:p>
          </table:table-cell>
          <table:table-cell office:value-type="float" office:value="94322996.806717753" table:style-name="ce20">
            <text:p>94.322.997<text:s/></text:p>
          </table:table-cell>
          <table:table-cell office:value-type="float" office:value="5126733256.9216089" table:style-name="ce20">
            <text:p>5.126.733.257<text:s/></text:p>
          </table:table-cell>
          <table:table-cell office:value-type="float" office:value="3674331058.8121014" table:style-name="ce20">
            <text:p>3.674.331.059<text:s/></text:p>
          </table:table-cell>
          <table:table-cell office:value-type="float" office:value="342789357.61458027" table:style-name="ce20">
            <text:p>342.789.358<text:s/></text:p>
          </table:table-cell>
          <table:table-cell office:value-type="float" office:value="39715304935.191345" table:style-name="ce20">
            <text:p>39.715.304.935<text:s/></text:p>
          </table:table-cell>
          <table:table-cell office:value-type="float" office:value="200381123.0984419" table:style-name="ce20">
            <text:p>200.381.123<text:s/></text:p>
          </table:table-cell>
          <table:table-cell office:value-type="float" office:value="96074066426.179993" table:style-name="ce21">
            <text:p>96.074.066.42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49088.31725737592" table:style-name="ce14">
            <text:p>749.088<text:s/></text:p>
          </table:table-cell>
          <table:table-cell office:value-type="float" office:value="3462732.8660165332" table:style-name="ce14">
            <text:p>3.462.733<text:s/></text:p>
          </table:table-cell>
          <table:table-cell office:value-type="float" office:value="2250081.6178662395" table:style-name="ce14">
            <text:p>2.250.082<text:s/></text:p>
          </table:table-cell>
          <table:table-cell office:value-type="float" office:value="847331.31653816567" table:style-name="ce14">
            <text:p>847.331<text:s/></text:p>
          </table:table-cell>
          <table:table-cell office:value-type="float" office:value="12332496.566674884" table:style-name="ce14">
            <text:p>12.332.497<text:s/></text:p>
          </table:table-cell>
          <table:table-cell office:value-type="float" office:value="6468356.7545794761" table:style-name="ce14">
            <text:p>6.468.357<text:s/></text:p>
          </table:table-cell>
          <table:table-cell office:value-type="float" office:value="17415815.828604098" table:style-name="ce14">
            <text:p>17.415.816<text:s/></text:p>
          </table:table-cell>
          <table:table-cell office:value-type="float" office:value="5355245.7451778445" table:style-name="ce14">
            <text:p>5.355.246<text:s/></text:p>
          </table:table-cell>
          <table:table-cell office:value-type="float" office:value="10095034.697887726" table:style-name="ce14">
            <text:p>10.095.035<text:s/></text:p>
          </table:table-cell>
          <table:table-cell office:value-type="float" office:value="2335494.4356242586" table:style-name="ce14">
            <text:p>2.335.494<text:s/></text:p>
          </table:table-cell>
          <table:table-cell office:value-type="float" office:value="104454590.82783096" table:style-name="ce14">
            <text:p>104.454.591<text:s/></text:p>
          </table:table-cell>
          <table:table-cell office:value-type="float" office:value="6342726.6434883066" table:style-name="ce14">
            <text:p>6.342.727<text:s/></text:p>
          </table:table-cell>
          <table:table-cell office:value-type="float" office:value="11879323.295891905" table:style-name="ce14">
            <text:p>11.879.323<text:s/></text:p>
          </table:table-cell>
          <table:table-cell office:value-type="float" office:value="4405339.970572805" table:style-name="ce14">
            <text:p>4.405.340<text:s/></text:p>
          </table:table-cell>
          <table:table-cell office:value-type="float" office:value="4570253.5624836218" table:style-name="ce14">
            <text:p>4.570.254<text:s/></text:p>
          </table:table-cell>
          <table:table-cell office:value-type="float" office:value="15390900.076938741" table:style-name="ce14">
            <text:p>15.390.900<text:s/></text:p>
          </table:table-cell>
          <table:table-cell office:value-type="float" office:value="1643056.3398498464" table:style-name="ce14">
            <text:p>1.643.056<text:s/></text:p>
          </table:table-cell>
          <table:table-cell office:value-type="float" office:value="19555302.147987146" table:style-name="ce14">
            <text:p>19.555.302<text:s/></text:p>
          </table:table-cell>
          <table:table-cell office:value-type="float" office:value="1231758733.6388385" table:style-name="ce14">
            <text:p>1.231.758.734<text:s/></text:p>
          </table:table-cell>
          <table:table-cell office:value-type="float" office:value="2435973.4804222295" table:style-name="ce14">
            <text:p>2.435.973<text:s/></text:p>
          </table:table-cell>
          <table:table-cell office:value-type="float" office:value="989742.56295685086" table:style-name="ce14">
            <text:p>989.743<text:s/></text:p>
          </table:table-cell>
          <table:table-cell office:value-type="float" office:value="464244.61420706555" table:style-name="ce14">
            <text:p>464.245<text:s/></text:p>
          </table:table-cell>
          <table:table-cell office:value-type="float" office:value="19298629.023036726" table:style-name="ce14">
            <text:p>19.298.629<text:s/></text:p>
          </table:table-cell>
          <table:table-cell office:value-type="float" office:value="12200532.310210386" table:style-name="ce14">
            <text:p>12.200.532<text:s/></text:p>
          </table:table-cell>
          <table:table-cell office:value-type="float" office:value="3445491.2404357623" table:style-name="ce14">
            <text:p>3.445.491<text:s/></text:p>
          </table:table-cell>
          <table:table-cell office:value-type="float" office:value="118387911.25229806" table:style-name="ce14">
            <text:p>118.387.911<text:s/></text:p>
          </table:table-cell>
          <table:table-cell office:value-type="float" office:value="1225346.9163253293" table:style-name="ce14">
            <text:p>1.225.347<text:s/></text:p>
          </table:table-cell>
          <table:table-cell office:value-type="float" office:value="1619759776.0500004" table:style-name="ce15">
            <text:p>1.619.759.77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11456076.29485935" table:style-name="ce20">
            <text:p>111.456.076<text:s/></text:p>
          </table:table-cell>
          <table:table-cell office:value-type="float" office:value="345680277.71538067" table:style-name="ce20">
            <text:p>345.680.278<text:s/></text:p>
          </table:table-cell>
          <table:table-cell office:value-type="float" office:value="1052306715.5188605" table:style-name="ce20">
            <text:p>1.052.306.716<text:s/></text:p>
          </table:table-cell>
          <table:table-cell office:value-type="float" office:value="102771415.59119809" table:style-name="ce20">
            <text:p>102.771.416<text:s/></text:p>
          </table:table-cell>
          <table:table-cell office:value-type="float" office:value="2356432380.7683225" table:style-name="ce20">
            <text:p>2.356.432.381<text:s/></text:p>
          </table:table-cell>
          <table:table-cell office:value-type="float" office:value="1556475062.1584024" table:style-name="ce20">
            <text:p>1.556.475.062<text:s/></text:p>
          </table:table-cell>
          <table:table-cell office:value-type="float" office:value="8734052398.1368065" table:style-name="ce20">
            <text:p>8.734.052.398<text:s/></text:p>
          </table:table-cell>
          <table:table-cell office:value-type="float" office:value="1467928484.9312334" table:style-name="ce20">
            <text:p>1.467.928.485<text:s/></text:p>
          </table:table-cell>
          <table:table-cell office:value-type="float" office:value="1293705947.5383151" table:style-name="ce20">
            <text:p>1.293.705.948<text:s/></text:p>
          </table:table-cell>
          <table:table-cell office:value-type="float" office:value="576586333.16800427" table:style-name="ce20">
            <text:p>576.586.333<text:s/></text:p>
          </table:table-cell>
          <table:table-cell office:value-type="float" office:value="5651768597.7163897" table:style-name="ce20">
            <text:p>5.651.768.598<text:s/></text:p>
          </table:table-cell>
          <table:table-cell office:value-type="float" office:value="596332508.49691784" table:style-name="ce20">
            <text:p>596.332.508<text:s/></text:p>
          </table:table-cell>
          <table:table-cell office:value-type="float" office:value="780806502.18851244" table:style-name="ce20">
            <text:p>780.806.502<text:s/></text:p>
          </table:table-cell>
          <table:table-cell office:value-type="float" office:value="853040496.79041088" table:style-name="ce20">
            <text:p>853.040.497<text:s/></text:p>
          </table:table-cell>
          <table:table-cell office:value-type="float" office:value="506581436.26888078" table:style-name="ce20">
            <text:p>506.581.436<text:s/></text:p>
          </table:table-cell>
          <table:table-cell office:value-type="float" office:value="1816560011.2447143" table:style-name="ce20">
            <text:p>1.816.560.011<text:s/></text:p>
          </table:table-cell>
          <table:table-cell office:value-type="float" office:value="336476751.57315141" table:style-name="ce20">
            <text:p>336.476.752<text:s/></text:p>
          </table:table-cell>
          <table:table-cell office:value-type="float" office:value="4833094116.5238552" table:style-name="ce20">
            <text:p>4.833.094.117<text:s/></text:p>
          </table:table-cell>
          <table:table-cell office:value-type="float" office:value="14695732506.748022" table:style-name="ce20">
            <text:p>14.695.732.507<text:s/></text:p>
          </table:table-cell>
          <table:table-cell office:value-type="float" office:value="476729042.80651218" table:style-name="ce20">
            <text:p>476.729.043<text:s/></text:p>
          </table:table-cell>
          <table:table-cell office:value-type="float" office:value="240424256.24994567" table:style-name="ce20">
            <text:p>240.424.256<text:s/></text:p>
          </table:table-cell>
          <table:table-cell office:value-type="float" office:value="94787241.420924813" table:style-name="ce20">
            <text:p>94.787.241<text:s/></text:p>
          </table:table-cell>
          <table:table-cell office:value-type="float" office:value="5146031885.9446459" table:style-name="ce20">
            <text:p>5.146.031.886<text:s/></text:p>
          </table:table-cell>
          <table:table-cell office:value-type="float" office:value="3686531591.1223116" table:style-name="ce20">
            <text:p>3.686.531.591<text:s/></text:p>
          </table:table-cell>
          <table:table-cell office:value-type="float" office:value="346234848.85501605" table:style-name="ce20">
            <text:p>346.234.849<text:s/></text:p>
          </table:table-cell>
          <table:table-cell office:value-type="float" office:value="39833692846.443642" table:style-name="ce20">
            <text:p>39.833.692.846<text:s/></text:p>
          </table:table-cell>
          <table:table-cell office:value-type="float" office:value="201606470.01476723" table:style-name="ce20">
            <text:p>201.606.470<text:s/></text:p>
          </table:table-cell>
          <table:table-cell office:value-type="float" office:value="97693826202.229996" table:style-name="ce21">
            <text:p>97.693.826.202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6-20T15:12:21Z</dc:date>
    <meta:print-date>2011-05-12T16:46:54Z</meta:print-date>
    <meta:editing-cycles>38</meta:editing-cycles>
    <meta:editing-duration>PT3960S</meta:editing-duration>
  </office:meta>
</office:document-meta>
</file>